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el" svg:font-family="ariel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style:font-name="ariel" fo:font-size="16pt" fo:font-weight="bold" officeooo:rsid="001aa4fc" officeooo:paragraph-rsid="001aa4fc" style:font-size-asian="14pt" style:font-weight-asian="bold" style:font-size-complex="16pt" style:font-weight-complex="bold"/>
    </style:style>
    <style:style style:name="P2" style:family="paragraph" style:parent-style-name="Preformatted_20_Text">
      <style:text-properties style:font-name="ariel" fo:font-size="16pt" fo:font-weight="bold" officeooo:rsid="001cb134" officeooo:paragraph-rsid="001cb134" style:font-size-asian="14pt" style:font-weight-asian="bold" style:font-size-complex="16pt" style:font-weight-complex="bold"/>
    </style:style>
    <style:style style:name="P3" style:family="paragraph" style:parent-style-name="Preformatted_20_Text">
      <style:text-properties style:font-name="ariel" fo:font-size="16pt" fo:font-weight="bold" officeooo:rsid="0022f2f2" officeooo:paragraph-rsid="0022f2f2" style:font-size-asian="14pt" style:font-weight-asian="bold" style:font-size-complex="16pt" style:font-weight-complex="bold"/>
    </style:style>
    <style:style style:name="P4" style:family="paragraph" style:parent-style-name="Preformatted_20_Text">
      <style:text-properties style:font-name="ariel" fo:font-size="16pt" fo:font-weight="bold" officeooo:rsid="00362703" officeooo:paragraph-rsid="00362703" style:font-name-asian="Noto Sans Mono CJK SC" style:font-size-asian="14pt" style:font-weight-asian="bold" style:font-name-complex="Liberation Mono" style:font-size-complex="16pt" style:font-weight-complex="bold"/>
    </style:style>
    <style:style style:name="P5" style:family="paragraph" style:parent-style-name="Preformatted_20_Text">
      <style:text-properties style:font-name="ariel" fo:font-size="16pt" fo:font-weight="bold" officeooo:rsid="015dc477" officeooo:paragraph-rsid="015dc477" style:font-size-asian="16pt" style:font-weight-asian="bold" style:font-size-complex="16pt" style:font-weight-complex="bold"/>
    </style:style>
    <style:style style:name="P6" style:family="paragraph" style:parent-style-name="Preformatted_20_Text">
      <style:text-properties style:font-name="ariel" fo:font-size="16pt" fo:font-weight="normal" officeooo:rsid="002bb399" officeooo:paragraph-rsid="002ac94f" style:font-size-asian="14pt" style:font-weight-asian="normal" style:font-size-complex="16pt" style:font-weight-complex="normal"/>
    </style:style>
    <style:style style:name="P7" style:family="paragraph" style:parent-style-name="Preformatted_20_Text">
      <style:text-properties style:font-name="ariel" fo:font-size="16pt" fo:font-weight="normal" officeooo:rsid="002bb399" officeooo:paragraph-rsid="003cb90d" style:font-size-asian="14pt" style:font-weight-asian="normal" style:font-size-complex="16pt" style:font-weight-complex="normal"/>
    </style:style>
    <style:style style:name="P8" style:family="paragraph" style:parent-style-name="Preformatted_20_Text">
      <style:text-properties style:font-name="ariel" fo:font-size="16pt" fo:font-weight="normal" officeooo:rsid="002a5fdf" officeooo:paragraph-rsid="002a5fdf" style:font-size-asian="14pt" style:font-weight-asian="normal" style:font-size-complex="16pt" style:font-weight-complex="normal"/>
    </style:style>
    <style:style style:name="P9" style:family="paragraph" style:parent-style-name="Preformatted_20_Text">
      <style:text-properties style:font-name="ariel" fo:font-size="16pt" fo:font-weight="normal" officeooo:rsid="001acc21" officeooo:paragraph-rsid="001acc21" style:font-size-asian="14pt" style:font-weight-asian="normal" style:font-size-complex="16pt" style:font-weight-complex="normal"/>
    </style:style>
    <style:style style:name="P10" style:family="paragraph" style:parent-style-name="Preformatted_20_Text">
      <style:text-properties style:font-name="ariel" fo:font-size="16pt" style:text-underline-style="solid" style:text-underline-width="auto" style:text-underline-color="font-color" officeooo:rsid="001aa4fc" officeooo:paragraph-rsid="001aa4fc" style:font-size-asian="14pt" style:font-size-complex="16pt"/>
    </style:style>
    <style:style style:name="P11" style:family="paragraph" style:parent-style-name="Preformatted_20_Text">
      <style:text-properties style:font-name="ariel" fo:font-size="16pt" style:text-underline-style="solid" style:text-underline-width="auto" style:text-underline-color="font-color" fo:font-weight="normal" officeooo:rsid="0018c85b" officeooo:paragraph-rsid="0018c85b" style:font-size-asian="14pt" style:font-weight-asian="normal" style:font-size-complex="16pt" style:font-weight-complex="normal"/>
    </style:style>
    <style:style style:name="P12" style:family="paragraph" style:parent-style-name="Preformatted_20_Text">
      <style:text-properties style:font-name="ariel" fo:font-size="16pt" style:text-underline-style="solid" style:text-underline-type="double" style:text-underline-width="auto" style:text-underline-color="font-color" officeooo:rsid="001acc21" officeooo:paragraph-rsid="001acc21" style:font-size-asian="14pt" style:font-size-complex="16pt"/>
    </style:style>
    <style:style style:name="P13" style:family="paragraph" style:parent-style-name="Preformatted_20_Text">
      <style:text-properties style:font-name="ariel" fo:font-size="16pt" style:font-size-asian="14pt" style:font-size-complex="16pt"/>
    </style:style>
    <style:style style:name="P14" style:family="paragraph" style:parent-style-name="Preformatted_20_Text">
      <style:text-properties style:font-name="ariel" fo:font-size="16pt" officeooo:rsid="001acc21" officeooo:paragraph-rsid="001acc21" style:font-size-asian="14pt" style:font-size-complex="16pt"/>
    </style:style>
    <style:style style:name="P15" style:family="paragraph" style:parent-style-name="Preformatted_20_Text">
      <style:text-properties style:font-name="ariel" fo:font-size="16pt" officeooo:rsid="001aa4fc" officeooo:paragraph-rsid="001aa4fc" style:font-size-asian="14pt" style:font-size-complex="16pt"/>
    </style:style>
    <style:style style:name="P16" style:family="paragraph" style:parent-style-name="Preformatted_20_Text">
      <style:text-properties style:font-name="ariel" fo:font-size="16pt" officeooo:rsid="0018c85b" officeooo:paragraph-rsid="0018c85b" style:font-size-asian="14pt" style:font-size-complex="16pt"/>
    </style:style>
    <style:style style:name="P17" style:family="paragraph" style:parent-style-name="Preformatted_20_Text">
      <style:text-properties style:font-name="ariel" fo:font-size="16pt" fo:font-style="normal" fo:font-weight="normal" officeooo:rsid="003e86ef" officeooo:paragraph-rsid="002ac94f" style:font-size-asian="14pt" style:font-style-asian="normal" style:font-weight-asian="normal" style:font-size-complex="16pt" style:font-style-complex="normal" style:font-weight-complex="normal"/>
    </style:style>
    <style:style style:name="P18" style:family="paragraph" style:parent-style-name="Preformatted_20_Text">
      <style:text-properties style:font-name="ariel" fo:font-size="16pt" fo:font-style="normal" fo:font-weight="normal" officeooo:rsid="00422589" officeooo:paragraph-rsid="00422589" style:font-size-asian="14pt" style:font-style-asian="normal" style:font-weight-asian="normal" style:font-size-complex="16pt" style:font-style-complex="normal" style:font-weight-complex="normal"/>
    </style:style>
    <style:style style:name="P19" style:family="paragraph" style:parent-style-name="Preformatted_20_Text">
      <style:text-properties style:font-name="ariel" fo:font-size="16pt" fo:font-style="normal" fo:font-weight="normal" officeooo:rsid="004894e9" officeooo:paragraph-rsid="004894e9" style:font-size-asian="14pt" style:font-style-asian="normal" style:font-weight-asian="normal" style:font-size-complex="16pt" style:font-style-complex="normal" style:font-weight-complex="normal"/>
    </style:style>
    <style:style style:name="P20" style:family="paragraph" style:parent-style-name="Preformatted_20_Text">
      <style:text-properties style:font-name="ariel" fo:font-size="16pt" fo:font-style="normal" fo:font-weight="normal" officeooo:rsid="0051b58d" officeooo:paragraph-rsid="0051b58d" style:font-size-asian="14pt" style:font-style-asian="normal" style:font-weight-asian="normal" style:font-size-complex="16pt" style:font-style-complex="normal" style:font-weight-complex="normal"/>
    </style:style>
    <style:style style:name="P21" style:family="paragraph" style:parent-style-name="Preformatted_20_Text">
      <style:text-properties style:font-name="ariel" fo:font-size="16pt" fo:font-style="normal" fo:font-weight="normal" officeooo:rsid="00526999" officeooo:paragraph-rsid="0068e05a" style:font-size-asian="14pt" style:font-style-asian="normal" style:font-weight-asian="normal" style:font-size-complex="16pt" style:font-style-complex="normal" style:font-weight-complex="normal"/>
    </style:style>
    <style:style style:name="P22" style:family="paragraph" style:parent-style-name="Preformatted_20_Text">
      <style:text-properties style:font-name="ariel" fo:font-size="16pt" fo:font-style="normal" fo:font-weight="normal" officeooo:rsid="00526999" officeooo:paragraph-rsid="006c9f8d" style:font-size-asian="14pt" style:font-style-asian="normal" style:font-weight-asian="normal" style:font-size-complex="16pt" style:font-style-complex="normal" style:font-weight-complex="normal"/>
    </style:style>
    <style:style style:name="P23" style:family="paragraph" style:parent-style-name="Preformatted_20_Text">
      <style:text-properties style:font-name="ariel" fo:font-size="16pt" fo:font-style="normal" fo:font-weight="normal" officeooo:rsid="00526999" officeooo:paragraph-rsid="006d5720" style:font-size-asian="14pt" style:font-style-asian="normal" style:font-weight-asian="normal" style:font-size-complex="16pt" style:font-style-complex="normal" style:font-weight-complex="normal"/>
    </style:style>
    <style:style style:name="P24" style:family="paragraph" style:parent-style-name="Preformatted_20_Text">
      <style:text-properties style:font-name="ariel" fo:font-size="16pt" fo:font-style="normal" fo:font-weight="normal" officeooo:rsid="00526999" officeooo:paragraph-rsid="006d9020" style:font-size-asian="14pt" style:font-style-asian="normal" style:font-weight-asian="normal" style:font-size-complex="16pt" style:font-style-complex="normal" style:font-weight-complex="normal"/>
    </style:style>
    <style:style style:name="P25" style:family="paragraph" style:parent-style-name="Preformatted_20_Text">
      <style:text-properties style:font-name="ariel" fo:font-size="16pt" fo:font-style="normal" fo:font-weight="normal" officeooo:rsid="00526999" officeooo:paragraph-rsid="0071b890" style:font-size-asian="14pt" style:font-style-asian="normal" style:font-weight-asian="normal" style:font-size-complex="16pt" style:font-style-complex="normal" style:font-weight-complex="normal"/>
    </style:style>
    <style:style style:name="P26" style:family="paragraph" style:parent-style-name="Preformatted_20_Text">
      <style:text-properties style:font-name="ariel" fo:font-size="16pt" fo:font-style="normal" fo:font-weight="normal" officeooo:rsid="00526999" officeooo:paragraph-rsid="00727fda" style:font-size-asian="14pt" style:font-style-asian="normal" style:font-weight-asian="normal" style:font-size-complex="16pt" style:font-style-complex="normal" style:font-weight-complex="normal"/>
    </style:style>
    <style:style style:name="P27" style:family="paragraph" style:parent-style-name="Preformatted_20_Text">
      <style:text-properties style:font-name="ariel" fo:font-size="16pt" fo:font-style="normal" fo:font-weight="normal" officeooo:rsid="007052eb" officeooo:paragraph-rsid="007052eb" style:font-size-asian="14pt" style:font-style-asian="normal" style:font-weight-asian="normal" style:font-size-complex="16pt" style:font-style-complex="normal" style:font-weight-complex="normal"/>
    </style:style>
    <style:style style:name="P28" style:family="paragraph" style:parent-style-name="Preformatted_20_Text">
      <style:text-properties style:font-name="ariel" fo:font-size="16pt" fo:font-style="normal" fo:font-weight="normal" officeooo:rsid="00795130" officeooo:paragraph-rsid="00795130" style:font-size-asian="14pt" style:font-style-asian="normal" style:font-weight-asian="normal" style:font-size-complex="16pt" style:font-style-complex="normal" style:font-weight-complex="normal"/>
    </style:style>
    <style:style style:name="P29" style:family="paragraph" style:parent-style-name="Preformatted_20_Text">
      <style:text-properties style:font-name="ariel" fo:font-size="16pt" fo:font-style="normal" fo:font-weight="normal" officeooo:rsid="00795130" officeooo:paragraph-rsid="008ce7f7" style:font-size-asian="14pt" style:font-style-asian="normal" style:font-weight-asian="normal" style:font-size-complex="16pt" style:font-style-complex="normal" style:font-weight-complex="normal"/>
    </style:style>
    <style:style style:name="P30" style:family="paragraph" style:parent-style-name="Preformatted_20_Text">
      <style:text-properties style:font-name="ariel" fo:font-size="16pt" fo:font-style="normal" fo:font-weight="normal" officeooo:rsid="0097347e" officeooo:paragraph-rsid="0097347e" style:font-size-asian="14pt" style:font-style-asian="normal" style:font-weight-asian="normal" style:font-size-complex="16pt" style:font-style-complex="normal" style:font-weight-complex="normal"/>
    </style:style>
    <style:style style:name="P31" style:family="paragraph" style:parent-style-name="Preformatted_20_Text">
      <style:text-properties style:font-name="ariel" fo:font-size="16pt" fo:font-style="normal" fo:font-weight="normal" officeooo:rsid="0097347e" officeooo:paragraph-rsid="00be64d4" style:font-size-asian="14pt" style:font-style-asian="normal" style:font-weight-asian="normal" style:font-size-complex="16pt" style:font-style-complex="normal" style:font-weight-complex="normal"/>
    </style:style>
    <style:style style:name="P32" style:family="paragraph" style:parent-style-name="Preformatted_20_Text">
      <style:text-properties style:font-name="ariel" fo:font-size="16pt" fo:font-style="normal" fo:font-weight="normal" officeooo:rsid="0097347e" officeooo:paragraph-rsid="00c30b79" style:font-size-asian="14pt" style:font-style-asian="normal" style:font-weight-asian="normal" style:font-size-complex="16pt" style:font-style-complex="normal" style:font-weight-complex="normal"/>
    </style:style>
    <style:style style:name="P33" style:family="paragraph" style:parent-style-name="Preformatted_20_Text">
      <style:text-properties style:font-name="ariel" fo:font-size="16pt" fo:font-style="normal" fo:font-weight="normal" officeooo:rsid="0097347e" officeooo:paragraph-rsid="00dfdcd0" style:font-size-asian="14pt" style:font-style-asian="normal" style:font-weight-asian="normal" style:font-size-complex="16pt" style:font-style-complex="normal" style:font-weight-complex="normal"/>
    </style:style>
    <style:style style:name="P34" style:family="paragraph" style:parent-style-name="Preformatted_20_Text">
      <style:text-properties style:font-name="ariel" fo:font-size="16pt" fo:font-style="normal" fo:font-weight="normal" officeooo:rsid="0097347e" officeooo:paragraph-rsid="00e07211" style:font-size-asian="14pt" style:font-style-asian="normal" style:font-weight-asian="normal" style:font-size-complex="16pt" style:font-style-complex="normal" style:font-weight-complex="normal"/>
    </style:style>
    <style:style style:name="P35" style:family="paragraph" style:parent-style-name="Preformatted_20_Text">
      <style:text-properties style:font-name="ariel" fo:font-size="16pt" fo:font-style="normal" fo:font-weight="normal" officeooo:rsid="00c76206" officeooo:paragraph-rsid="00c76206" style:font-size-asian="14pt" style:font-style-asian="normal" style:font-weight-asian="normal" style:font-size-complex="16pt" style:font-style-complex="normal" style:font-weight-complex="normal"/>
    </style:style>
    <style:style style:name="P36" style:family="paragraph" style:parent-style-name="Preformatted_20_Text">
      <style:text-properties style:font-name="ariel" fo:font-size="16pt" fo:font-style="normal" fo:font-weight="normal" officeooo:rsid="00d8200c" officeooo:paragraph-rsid="00d8200c" style:font-size-asian="14pt" style:font-style-asian="normal" style:font-weight-asian="normal" style:font-size-complex="16pt" style:font-style-complex="normal" style:font-weight-complex="normal"/>
    </style:style>
    <style:style style:name="P37" style:family="paragraph" style:parent-style-name="Preformatted_20_Text">
      <style:text-properties style:font-name="ariel" fo:font-size="16pt" fo:font-style="normal" fo:font-weight="normal" officeooo:rsid="00fd51af" officeooo:paragraph-rsid="00fd51af" style:font-size-asian="14pt" style:font-style-asian="normal" style:font-weight-asian="normal" style:font-size-complex="16pt" style:font-style-complex="normal" style:font-weight-complex="normal"/>
    </style:style>
    <style:style style:name="P38" style:family="paragraph" style:parent-style-name="Preformatted_20_Text">
      <style:text-properties style:font-name="ariel" fo:font-size="16pt" fo:font-style="normal" fo:font-weight="normal" officeooo:rsid="0119d8fd" officeooo:paragraph-rsid="0110c775" style:font-size-asian="14pt" style:font-style-asian="normal" style:font-weight-asian="normal" style:font-size-complex="16pt" style:font-style-complex="normal" style:font-weight-complex="normal"/>
    </style:style>
    <style:style style:name="P39" style:family="paragraph" style:parent-style-name="Preformatted_20_Text">
      <style:text-properties style:font-name="ariel" fo:font-size="16pt" fo:font-style="normal" fo:font-weight="normal" officeooo:rsid="013439cd" officeooo:paragraph-rsid="013439cd" style:font-size-asian="14pt" style:font-style-asian="normal" style:font-weight-asian="normal" style:font-size-complex="16pt" style:font-style-complex="normal" style:font-weight-complex="normal"/>
    </style:style>
    <style:style style:name="P40" style:family="paragraph" style:parent-style-name="Preformatted_20_Text">
      <style:text-properties style:font-name="ariel" fo:font-size="16pt" fo:font-style="normal" fo:font-weight="bold" officeooo:rsid="004894e9" officeooo:paragraph-rsid="004894e9" style:font-size-asian="14pt" style:font-style-asian="normal" style:font-weight-asian="bold" style:font-size-complex="16pt" style:font-style-complex="normal" style:font-weight-complex="bold"/>
    </style:style>
    <style:style style:name="P41" style:family="paragraph" style:parent-style-name="Preformatted_20_Text">
      <style:text-properties style:font-name="ariel" fo:font-size="16pt" fo:font-style="normal" fo:font-weight="bold" officeooo:rsid="0051b58d" officeooo:paragraph-rsid="0051b58d" style:font-size-asian="14pt" style:font-style-asian="normal" style:font-weight-asian="bold" style:font-size-complex="16pt" style:font-style-complex="normal" style:font-weight-complex="bold"/>
    </style:style>
    <style:style style:name="P42" style:family="paragraph" style:parent-style-name="Preformatted_20_Text">
      <style:text-properties style:font-name="ariel" fo:font-size="16pt" fo:font-style="normal" fo:font-weight="bold" officeooo:rsid="00795130" officeooo:paragraph-rsid="008ce7f7" style:font-size-asian="14pt" style:font-style-asian="normal" style:font-weight-asian="bold" style:font-size-complex="16pt" style:font-style-complex="normal" style:font-weight-complex="bold"/>
    </style:style>
    <style:style style:name="P43" style:family="paragraph" style:parent-style-name="Preformatted_20_Text">
      <style:text-properties style:font-name="ariel" fo:font-size="16pt" fo:font-style="normal" fo:font-weight="bold" officeooo:rsid="00912140" officeooo:paragraph-rsid="00912140" style:font-size-asian="14pt" style:font-style-asian="normal" style:font-weight-asian="bold" style:font-size-complex="16pt" style:font-style-complex="normal" style:font-weight-complex="bold"/>
    </style:style>
    <style:style style:name="P44" style:family="paragraph" style:parent-style-name="Preformatted_20_Text">
      <style:text-properties style:font-name="ariel" fo:font-size="16pt" fo:font-style="normal" fo:font-weight="bold" officeooo:rsid="009823e3" officeooo:paragraph-rsid="009823e3" style:font-size-asian="14pt" style:font-style-asian="normal" style:font-weight-asian="bold" style:font-size-complex="16pt" style:font-style-complex="normal" style:font-weight-complex="bold"/>
    </style:style>
    <style:style style:name="P45" style:family="paragraph" style:parent-style-name="Preformatted_20_Text">
      <style:text-properties style:font-name="ariel" fo:font-size="16pt" fo:font-style="normal" fo:font-weight="bold" officeooo:rsid="00be64d4" officeooo:paragraph-rsid="00be64d4" style:font-size-asian="14pt" style:font-style-asian="normal" style:font-weight-asian="bold" style:font-size-complex="16pt" style:font-style-complex="normal" style:font-weight-complex="bold"/>
    </style:style>
    <style:style style:name="P46" style:family="paragraph" style:parent-style-name="Preformatted_20_Text">
      <style:text-properties style:font-name="ariel" fo:font-size="16pt" officeooo:paragraph-rsid="0110c775" style:font-size-asian="16pt" style:font-size-complex="16pt"/>
    </style:style>
    <style:style style:name="P47" style:family="paragraph" style:parent-style-name="Preformatted_20_Text">
      <style:text-properties style:font-name="ariel" fo:font-size="16pt" officeooo:rsid="01589aa5" officeooo:paragraph-rsid="01589aa5" style:font-size-asian="16pt" style:font-size-complex="16pt"/>
    </style:style>
    <style:style style:name="P48" style:family="paragraph" style:parent-style-name="Preformatted_20_Text">
      <style:text-properties style:font-name="ariel" fo:font-size="16pt" officeooo:rsid="015f901a" officeooo:paragraph-rsid="015f901a" style:font-size-asian="16pt" style:font-size-complex="16pt"/>
    </style:style>
    <style:style style:name="P49" style:family="paragraph" style:parent-style-name="Preformatted_20_Text">
      <style:paragraph-properties fo:text-align="center" style:justify-single-word="false"/>
      <style:text-properties style:font-name="ariel" fo:font-size="32pt" fo:font-weight="bold" officeooo:rsid="0016a146" officeooo:paragraph-rsid="0016a146" style:font-size-asian="32pt" style:font-weight-asian="bold" style:font-size-complex="32pt" style:font-weight-complex="bold"/>
    </style:style>
    <style:style style:name="P50" style:family="paragraph" style:parent-style-name="Preformatted_20_Text">
      <style:text-properties style:font-name="ariel" fo:font-size="22pt" fo:font-style="normal" fo:font-weight="bold" officeooo:rsid="00b72b1a" officeooo:paragraph-rsid="00b72b1a" style:font-size-asian="22pt" style:font-style-asian="normal" style:font-weight-asian="bold" style:font-size-complex="22pt" style:font-style-complex="normal" style:font-weight-complex="bold"/>
    </style:style>
    <style:style style:name="P51" style:family="paragraph" style:parent-style-name="Preformatted_20_Text">
      <style:text-properties style:font-name="ariel" fo:font-size="22pt" fo:font-style="normal" fo:font-weight="bold" officeooo:rsid="00c76206" officeooo:paragraph-rsid="00c76206" style:font-size-asian="22pt" style:font-style-asian="normal" style:font-weight-asian="bold" style:font-size-complex="22pt" style:font-style-complex="normal" style:font-weight-complex="bold"/>
    </style:style>
    <style:style style:name="P52" style:family="paragraph" style:parent-style-name="Preformatted_20_Text">
      <style:text-properties style:font-name="ariel" fo:font-size="22pt" fo:font-style="normal" fo:font-weight="bold" officeooo:rsid="011d0fc9" officeooo:paragraph-rsid="011d0fc9" style:font-size-asian="22pt" style:font-style-asian="normal" style:font-weight-asian="bold" style:font-size-complex="22pt" style:font-style-complex="normal" style:font-weight-complex="bold"/>
    </style:style>
    <style:style style:name="P53" style:family="paragraph" style:parent-style-name="Preformatted_20_Text">
      <style:text-properties officeooo:paragraph-rsid="002ac94f"/>
    </style:style>
    <style:style style:name="P54" style:family="paragraph" style:parent-style-name="Preformatted_20_Text">
      <style:text-properties officeooo:paragraph-rsid="002a5fdf"/>
    </style:style>
    <style:style style:name="P55" style:family="paragraph" style:parent-style-name="Preformatted_20_Text">
      <style:text-properties officeooo:paragraph-rsid="001acc21"/>
    </style:style>
    <style:style style:name="P56" style:family="paragraph" style:parent-style-name="Preformatted_20_Text">
      <style:text-properties officeooo:paragraph-rsid="00586963"/>
    </style:style>
    <style:style style:name="P57" style:family="paragraph" style:parent-style-name="Preformatted_20_Text">
      <style:text-properties officeooo:paragraph-rsid="005af2ec"/>
    </style:style>
    <style:style style:name="P58" style:family="paragraph" style:parent-style-name="Preformatted_20_Text">
      <style:text-properties officeooo:rsid="005cfcaf" officeooo:paragraph-rsid="005cfcaf"/>
    </style:style>
    <style:style style:name="P59" style:family="paragraph" style:parent-style-name="Preformatted_20_Text">
      <style:text-properties officeooo:rsid="005cfcaf" officeooo:paragraph-rsid="005e9ceb"/>
    </style:style>
    <style:style style:name="P60" style:family="paragraph" style:parent-style-name="Preformatted_20_Text">
      <style:text-properties officeooo:rsid="005cfcaf" officeooo:paragraph-rsid="0061ed81"/>
    </style:style>
    <style:style style:name="P61" style:family="paragraph" style:parent-style-name="Preformatted_20_Text">
      <style:text-properties fo:font-weight="normal" officeooo:rsid="005cfcaf" officeooo:paragraph-rsid="0063331a" style:font-weight-asian="normal" style:font-weight-complex="normal"/>
    </style:style>
    <style:style style:name="P62" style:family="paragraph" style:parent-style-name="Preformatted_20_Text">
      <style:text-properties fo:font-weight="normal" officeooo:rsid="005cfcaf" officeooo:paragraph-rsid="00655e31" style:font-weight-asian="normal" style:font-weight-complex="normal"/>
    </style:style>
    <style:style style:name="P63" style:family="paragraph" style:parent-style-name="Preformatted_20_Text">
      <style:text-properties fo:font-weight="normal" officeooo:rsid="005cfcaf" officeooo:paragraph-rsid="00680228" style:font-weight-asian="normal" style:font-weight-complex="normal"/>
    </style:style>
    <style:style style:name="P64" style:family="paragraph" style:parent-style-name="Preformatted_20_Text">
      <style:text-properties fo:font-weight="normal" officeooo:rsid="005cfcaf" officeooo:paragraph-rsid="0068a2ed" style:font-weight-asian="normal" style:font-weight-complex="normal"/>
    </style:style>
    <style:style style:name="P65" style:family="paragraph" style:parent-style-name="Preformatted_20_Text">
      <style:text-properties fo:font-weight="normal" officeooo:rsid="005cfcaf" officeooo:paragraph-rsid="0068e05a" style:font-weight-asian="normal" style:font-weight-complex="normal"/>
    </style:style>
    <style:style style:name="P66" style:family="paragraph" style:parent-style-name="Preformatted_20_Text">
      <style:text-properties officeooo:paragraph-rsid="00d8200c"/>
    </style:style>
    <style:style style:name="P67" style:family="paragraph" style:parent-style-name="Preformatted_20_Text">
      <style:text-properties fo:font-weight="bold" officeooo:rsid="0100687f" officeooo:paragraph-rsid="0100687f" style:font-weight-asian="bold" style:font-weight-complex="bold"/>
    </style:style>
    <style:style style:name="P68" style:family="paragraph" style:parent-style-name="Preformatted_20_Text">
      <style:text-properties officeooo:rsid="01042583" officeooo:paragraph-rsid="01042583"/>
    </style:style>
    <style:style style:name="P69" style:family="paragraph" style:parent-style-name="Preformatted_20_Text">
      <style:text-properties officeooo:paragraph-rsid="0110c775"/>
    </style:style>
    <style:style style:name="P70" style:family="paragraph" style:parent-style-name="Preformatted_20_Text">
      <style:text-properties officeooo:paragraph-rsid="0115cdd9"/>
    </style:style>
    <style:style style:name="P71" style:family="paragraph" style:parent-style-name="Preformatted_20_Text">
      <style:text-properties officeooo:paragraph-rsid="0117b874"/>
    </style:style>
    <style:style style:name="P72" style:family="paragraph" style:parent-style-name="Preformatted_20_Text">
      <style:text-properties officeooo:paragraph-rsid="013439cd"/>
    </style:style>
    <style:style style:name="P73" style:family="paragraph" style:parent-style-name="Preformatted_20_Text">
      <style:text-properties officeooo:rsid="01589aa5" officeooo:paragraph-rsid="01589aa5"/>
    </style:style>
    <style:style style:name="P74" style:family="paragraph" style:parent-style-name="Preformatted_20_Text">
      <style:text-properties style:font-name="ariel" fo:font-size="16pt" officeooo:rsid="01589aa5" officeooo:paragraph-rsid="01589aa5" style:font-size-asian="16pt" style:font-size-complex="16pt"/>
    </style:style>
    <style:style style:name="P75" style:family="paragraph" style:parent-style-name="Preformatted_20_Text">
      <style:text-properties style:font-name="ariel" fo:font-size="16pt" fo:font-weight="normal" officeooo:rsid="015f901a" officeooo:paragraph-rsid="015f901a" style:font-size-asian="16pt" style:font-weight-asian="normal" style:font-size-complex="16pt" style:font-weight-complex="normal"/>
    </style:style>
    <style:style style:name="P76" style:family="paragraph" style:parent-style-name="Preformatted_20_Text">
      <style:text-properties style:font-name="ariel" fo:font-size="16pt" fo:font-weight="normal" officeooo:rsid="016c7b51" officeooo:paragraph-rsid="016c7b51" style:font-size-asian="16pt" style:font-weight-asian="normal" style:font-size-complex="16pt" style:font-weight-complex="normal"/>
    </style:style>
    <style:style style:name="P77" style:family="paragraph" style:parent-style-name="Preformatted_20_Text">
      <style:text-properties style:font-name="ariel" fo:font-size="16pt" officeooo:paragraph-rsid="016c7b51" style:font-size-asian="16pt" style:font-size-complex="16pt"/>
    </style:style>
    <style:style style:name="T1" style:family="text">
      <style:text-properties officeooo:rsid="0016d211"/>
    </style:style>
    <style:style style:name="T2" style:family="text">
      <style:text-properties officeooo:rsid="0018c85b"/>
    </style:style>
    <style:style style:name="T3" style:family="text">
      <style:text-properties officeooo:rsid="001acc21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ee194" style:font-weight-asian="bold" style:font-weight-complex="bold"/>
    </style:style>
    <style:style style:name="T6" style:family="text">
      <style:text-properties fo:font-weight="bold" officeooo:rsid="001f8595" style:font-weight-asian="bold" style:font-weight-complex="bold"/>
    </style:style>
    <style:style style:name="T7" style:family="text">
      <style:text-properties fo:font-weight="bold" officeooo:rsid="0020a355" style:font-weight-asian="bold" style:font-weight-complex="bold"/>
    </style:style>
    <style:style style:name="T8" style:family="text">
      <style:text-properties fo:font-weight="bold" officeooo:rsid="0022f2f2" style:font-weight-asian="bold" style:font-weight-complex="bold"/>
    </style:style>
    <style:style style:name="T9" style:family="text">
      <style:text-properties fo:font-weight="bold" officeooo:rsid="0024634b" style:font-weight-asian="bold" style:font-weight-complex="bold"/>
    </style:style>
    <style:style style:name="T10" style:family="text">
      <style:text-properties fo:font-weight="bold" officeooo:rsid="002351ad" style:font-weight-asian="bold" style:font-weight-complex="bold"/>
    </style:style>
    <style:style style:name="T11" style:family="text">
      <style:text-properties fo:font-weight="bold" officeooo:rsid="0024c20b" style:font-weight-asian="bold" style:font-weight-complex="bold"/>
    </style:style>
    <style:style style:name="T12" style:family="text">
      <style:text-properties fo:font-weight="bold" officeooo:rsid="0025890a" style:font-weight-asian="bold" style:font-weight-complex="bold"/>
    </style:style>
    <style:style style:name="T13" style:family="text">
      <style:text-properties fo:font-weight="bold" officeooo:rsid="002787f2" style:font-weight-asian="bold" style:font-weight-complex="bold"/>
    </style:style>
    <style:style style:name="T14" style:family="text">
      <style:text-properties fo:font-weight="bold" officeooo:rsid="00291f1a" style:font-weight-asian="bold" style:font-weight-complex="bold"/>
    </style:style>
    <style:style style:name="T15" style:family="text">
      <style:text-properties fo:font-weight="bold" officeooo:rsid="00362703" style:font-weight-asian="bold" style:font-weight-complex="bold"/>
    </style:style>
    <style:style style:name="T16" style:family="text">
      <style:text-properties fo:font-weight="bold" officeooo:rsid="003a960d" style:font-weight-asian="bold" style:font-weight-complex="bold"/>
    </style:style>
    <style:style style:name="T17" style:family="text">
      <style:text-properties fo:font-weight="bold" officeooo:rsid="003af937" style:font-weight-asian="bold" style:font-weight-complex="bold"/>
    </style:style>
    <style:style style:name="T18" style:family="text">
      <style:text-properties fo:font-weight="bold" officeooo:rsid="003cb90d" style:font-weight-asian="bold" style:font-weight-complex="bold"/>
    </style:style>
    <style:style style:name="T19" style:family="text">
      <style:text-properties fo:font-weight="bold" officeooo:rsid="003d2714" style:font-weight-asian="bold" style:font-weight-complex="bold"/>
    </style:style>
    <style:style style:name="T20" style:family="text">
      <style:text-properties fo:font-weight="bold" officeooo:rsid="00459c4c" style:font-weight-asian="bold" style:font-weight-complex="bold"/>
    </style:style>
    <style:style style:name="T21" style:family="text">
      <style:text-properties fo:font-weight="bold" officeooo:rsid="003fc594" style:font-weight-asian="bold" style:font-weight-complex="bold"/>
    </style:style>
    <style:style style:name="T22" style:family="text">
      <style:text-properties fo:font-weight="bold" officeooo:rsid="004b736e" style:font-weight-asian="bold" style:font-weight-complex="bold"/>
    </style:style>
    <style:style style:name="T23" style:family="text">
      <style:text-properties fo:font-weight="bold" officeooo:rsid="004e3a10" style:font-weight-asian="bold" style:font-weight-complex="bold"/>
    </style:style>
    <style:style style:name="T24" style:family="text">
      <style:text-properties fo:font-weight="bold" officeooo:rsid="006be04a" style:font-weight-asian="bold" style:font-weight-complex="bold"/>
    </style:style>
    <style:style style:name="T25" style:family="text">
      <style:text-properties fo:font-weight="bold" officeooo:rsid="006d5720" style:font-weight-asian="bold" style:font-weight-complex="bold"/>
    </style:style>
    <style:style style:name="T26" style:family="text">
      <style:text-properties fo:font-weight="bold" officeooo:rsid="006d9020" style:font-weight-asian="bold" style:font-weight-complex="bold"/>
    </style:style>
    <style:style style:name="T27" style:family="text">
      <style:text-properties fo:font-weight="bold" officeooo:rsid="00727fda" style:font-weight-asian="bold" style:font-weight-complex="bold"/>
    </style:style>
    <style:style style:name="T28" style:family="text">
      <style:text-properties fo:font-weight="bold" officeooo:rsid="007be01e" style:font-weight-asian="bold" style:font-weight-complex="bold"/>
    </style:style>
    <style:style style:name="T29" style:family="text">
      <style:text-properties fo:font-weight="bold" officeooo:rsid="007c1641" style:font-weight-asian="bold" style:font-weight-complex="bold"/>
    </style:style>
    <style:style style:name="T30" style:family="text">
      <style:text-properties fo:font-weight="bold" officeooo:rsid="007f7e52" style:font-weight-asian="bold" style:font-weight-complex="bold"/>
    </style:style>
    <style:style style:name="T31" style:family="text">
      <style:text-properties fo:font-weight="bold" officeooo:rsid="0086a163" style:font-weight-asian="bold" style:font-weight-complex="bold"/>
    </style:style>
    <style:style style:name="T32" style:family="text">
      <style:text-properties fo:font-weight="bold" officeooo:rsid="008dc9a7" style:font-weight-asian="bold" style:font-weight-complex="bold"/>
    </style:style>
    <style:style style:name="T33" style:family="text">
      <style:text-properties fo:font-weight="bold" officeooo:rsid="008fa204" style:font-weight-asian="bold" style:font-weight-complex="bold"/>
    </style:style>
    <style:style style:name="T34" style:family="text">
      <style:text-properties fo:font-weight="bold" officeooo:rsid="0093c933" style:font-weight-asian="bold" style:font-weight-complex="bold"/>
    </style:style>
    <style:style style:name="T35" style:family="text">
      <style:text-properties fo:font-weight="bold" officeooo:rsid="00954928" style:font-weight-asian="bold" style:font-weight-complex="bold"/>
    </style:style>
    <style:style style:name="T36" style:family="text">
      <style:text-properties fo:font-weight="bold" officeooo:rsid="009b2aa0" style:font-weight-asian="bold" style:font-weight-complex="bold"/>
    </style:style>
    <style:style style:name="T37" style:family="text">
      <style:text-properties fo:font-weight="bold" officeooo:rsid="009c9623" style:font-weight-asian="bold" style:font-weight-complex="bold"/>
    </style:style>
    <style:style style:name="T38" style:family="text">
      <style:text-properties fo:font-weight="bold" officeooo:rsid="009fa659" style:font-weight-asian="bold" style:font-weight-complex="bold"/>
    </style:style>
    <style:style style:name="T39" style:family="text">
      <style:text-properties fo:font-weight="bold" officeooo:rsid="00a413bd" style:font-weight-asian="bold" style:font-weight-complex="bold"/>
    </style:style>
    <style:style style:name="T40" style:family="text">
      <style:text-properties fo:font-weight="bold" officeooo:rsid="00a42bff" style:font-weight-asian="bold" style:font-weight-complex="bold"/>
    </style:style>
    <style:style style:name="T41" style:family="text">
      <style:text-properties fo:font-weight="bold" officeooo:rsid="00a6fbe5" style:font-weight-asian="bold" style:font-weight-complex="bold"/>
    </style:style>
    <style:style style:name="T42" style:family="text">
      <style:text-properties fo:font-weight="bold" officeooo:rsid="00a741a9" style:font-weight-asian="bold" style:font-weight-complex="bold"/>
    </style:style>
    <style:style style:name="T43" style:family="text">
      <style:text-properties fo:font-weight="bold" officeooo:rsid="00a95db1" style:font-weight-asian="bold" style:font-weight-complex="bold"/>
    </style:style>
    <style:style style:name="T44" style:family="text">
      <style:text-properties fo:font-weight="bold" officeooo:rsid="00a7d51b" style:font-weight-asian="bold" style:font-weight-complex="bold"/>
    </style:style>
    <style:style style:name="T45" style:family="text">
      <style:text-properties fo:font-weight="bold" officeooo:rsid="00a84220" style:font-weight-asian="bold" style:font-weight-complex="bold"/>
    </style:style>
    <style:style style:name="T46" style:family="text">
      <style:text-properties fo:font-weight="bold" officeooo:rsid="00a96f92" style:font-weight-asian="bold" style:font-weight-complex="bold"/>
    </style:style>
    <style:style style:name="T47" style:family="text">
      <style:text-properties fo:font-weight="bold" officeooo:rsid="00ab7d8f" style:font-weight-asian="bold" style:font-weight-complex="bold"/>
    </style:style>
    <style:style style:name="T48" style:family="text">
      <style:text-properties fo:font-weight="bold" officeooo:rsid="00abc1ac" style:font-weight-asian="bold" style:font-weight-complex="bold"/>
    </style:style>
    <style:style style:name="T49" style:family="text">
      <style:text-properties fo:font-weight="bold" officeooo:rsid="00ad9e5f" style:font-weight-asian="bold" style:font-weight-complex="bold"/>
    </style:style>
    <style:style style:name="T50" style:family="text">
      <style:text-properties fo:font-weight="bold" officeooo:rsid="00afb761" style:font-weight-asian="bold" style:font-weight-complex="bold"/>
    </style:style>
    <style:style style:name="T51" style:family="text">
      <style:text-properties fo:font-weight="bold" officeooo:rsid="00b451b7" style:font-weight-asian="bold" style:font-weight-complex="bold"/>
    </style:style>
    <style:style style:name="T52" style:family="text">
      <style:text-properties fo:font-weight="bold" officeooo:rsid="00b47416" style:font-weight-asian="bold" style:font-weight-complex="bold"/>
    </style:style>
    <style:style style:name="T53" style:family="text">
      <style:text-properties fo:font-weight="bold" officeooo:rsid="00ba4802" style:font-weight-asian="bold" style:font-weight-complex="bold"/>
    </style:style>
    <style:style style:name="T54" style:family="text">
      <style:text-properties fo:font-weight="bold" officeooo:rsid="00ba5336" style:font-weight-asian="bold" style:font-weight-complex="bold"/>
    </style:style>
    <style:style style:name="T55" style:family="text">
      <style:text-properties fo:font-weight="bold" officeooo:rsid="00bc92cd" style:font-weight-asian="bold" style:font-weight-complex="bold"/>
    </style:style>
    <style:style style:name="T56" style:family="text">
      <style:text-properties fo:font-weight="bold" officeooo:rsid="00c0b397" style:font-weight-asian="bold" style:font-weight-complex="bold"/>
    </style:style>
    <style:style style:name="T57" style:family="text">
      <style:text-properties fo:font-weight="bold" officeooo:rsid="00c973a3" style:font-weight-asian="bold" style:font-weight-complex="bold"/>
    </style:style>
    <style:style style:name="T58" style:family="text">
      <style:text-properties fo:font-weight="bold" officeooo:rsid="00c8a087" style:font-weight-asian="bold" style:font-weight-complex="bold"/>
    </style:style>
    <style:style style:name="T59" style:family="text">
      <style:text-properties fo:font-weight="bold" officeooo:rsid="00cb7e07" style:font-weight-asian="bold" style:font-weight-complex="bold"/>
    </style:style>
    <style:style style:name="T60" style:family="text">
      <style:text-properties fo:font-weight="bold" officeooo:rsid="00cd3814" style:font-weight-asian="bold" style:font-weight-complex="bold"/>
    </style:style>
    <style:style style:name="T61" style:family="text">
      <style:text-properties fo:font-weight="bold" officeooo:rsid="00cfc704" style:font-weight-asian="bold" style:font-weight-complex="bold"/>
    </style:style>
    <style:style style:name="T62" style:family="text">
      <style:text-properties fo:font-weight="bold" officeooo:rsid="00d2abe8" style:font-weight-asian="bold" style:font-weight-complex="bold"/>
    </style:style>
    <style:style style:name="T63" style:family="text">
      <style:text-properties fo:font-weight="bold" officeooo:rsid="00d3caae" style:font-weight-asian="bold" style:font-weight-complex="bold"/>
    </style:style>
    <style:style style:name="T64" style:family="text">
      <style:text-properties fo:font-weight="bold" officeooo:rsid="00d603d2" style:font-weight-asian="bold" style:font-weight-complex="bold"/>
    </style:style>
    <style:style style:name="T65" style:family="text">
      <style:text-properties fo:font-weight="bold" officeooo:rsid="00dc1275" style:font-weight-asian="bold" style:font-weight-complex="bold"/>
    </style:style>
    <style:style style:name="T66" style:family="text">
      <style:text-properties fo:font-weight="bold" officeooo:rsid="00dfdcd0" style:font-weight-asian="bold" style:font-weight-complex="bold"/>
    </style:style>
    <style:style style:name="T67" style:family="text">
      <style:text-properties fo:font-weight="bold" officeooo:rsid="00e0e8c7" style:font-weight-asian="bold" style:font-weight-complex="bold"/>
    </style:style>
    <style:style style:name="T68" style:family="text">
      <style:text-properties fo:font-weight="bold" officeooo:rsid="00eb2378" style:font-weight-asian="bold" style:font-weight-complex="bold"/>
    </style:style>
    <style:style style:name="T69" style:family="text">
      <style:text-properties fo:font-weight="bold" officeooo:rsid="00ed1759" style:font-weight-asian="bold" style:font-weight-complex="bold"/>
    </style:style>
    <style:style style:name="T70" style:family="text">
      <style:text-properties fo:font-weight="bold" officeooo:rsid="00ee8740" style:font-weight-asian="bold" style:font-weight-complex="bold"/>
    </style:style>
    <style:style style:name="T71" style:family="text">
      <style:text-properties fo:font-weight="bold" officeooo:rsid="00f123cf" style:font-weight-asian="bold" style:font-weight-complex="bold"/>
    </style:style>
    <style:style style:name="T72" style:family="text">
      <style:text-properties fo:font-weight="bold" officeooo:rsid="00f68f0a" style:font-weight-asian="bold" style:font-weight-complex="bold"/>
    </style:style>
    <style:style style:name="T73" style:family="text">
      <style:text-properties fo:font-weight="bold" officeooo:rsid="00fdacae" style:font-weight-asian="bold" style:font-weight-complex="bold"/>
    </style:style>
    <style:style style:name="T74" style:family="text">
      <style:text-properties fo:font-weight="bold" officeooo:rsid="011f0090" style:font-weight-asian="bold" style:font-weight-complex="bold"/>
    </style:style>
    <style:style style:name="T75" style:family="text">
      <style:text-properties fo:font-weight="bold" officeooo:rsid="012309ec" style:font-weight-asian="bold" style:font-weight-complex="bold"/>
    </style:style>
    <style:style style:name="T76" style:family="text">
      <style:text-properties fo:font-weight="bold" officeooo:rsid="012774bf" style:font-weight-asian="bold" style:font-weight-complex="bold"/>
    </style:style>
    <style:style style:name="T77" style:family="text">
      <style:text-properties fo:font-weight="bold" officeooo:rsid="01290895" style:font-weight-asian="bold" style:font-weight-complex="bold"/>
    </style:style>
    <style:style style:name="T78" style:family="text">
      <style:text-properties fo:font-weight="bold" officeooo:rsid="012c31e7" style:font-weight-asian="bold" style:font-weight-complex="bold"/>
    </style:style>
    <style:style style:name="T79" style:family="text">
      <style:text-properties fo:font-weight="bold" officeooo:rsid="012eb4af" style:font-weight-asian="bold" style:font-weight-complex="bold"/>
    </style:style>
    <style:style style:name="T80" style:family="text">
      <style:text-properties fo:font-weight="bold" officeooo:rsid="01327b53" style:font-weight-asian="bold" style:font-weight-complex="bold"/>
    </style:style>
    <style:style style:name="T81" style:family="text">
      <style:text-properties fo:font-weight="bold" officeooo:rsid="0133ad66" style:font-weight-asian="bold" style:font-weight-complex="bold"/>
    </style:style>
    <style:style style:name="T82" style:family="text">
      <style:text-properties fo:font-weight="bold" officeooo:rsid="013439cd" style:font-weight-asian="bold" style:font-weight-complex="bold"/>
    </style:style>
    <style:style style:name="T83" style:family="text">
      <style:text-properties fo:font-weight="bold" officeooo:rsid="01365a7d" style:font-weight-asian="bold" style:font-weight-complex="bold"/>
    </style:style>
    <style:style style:name="T84" style:family="text">
      <style:text-properties fo:font-weight="bold" officeooo:rsid="013bd65c" style:font-weight-asian="bold" style:font-weight-complex="bold"/>
    </style:style>
    <style:style style:name="T85" style:family="text">
      <style:text-properties fo:font-weight="bold" officeooo:rsid="013d4677" style:font-weight-asian="bold" style:font-weight-complex="bold"/>
    </style:style>
    <style:style style:name="T86" style:family="text">
      <style:text-properties fo:font-weight="bold" officeooo:rsid="01400214" style:font-weight-asian="bold" style:font-weight-complex="bold"/>
    </style:style>
    <style:style style:name="T87" style:family="text">
      <style:text-properties fo:font-weight="bold" officeooo:rsid="01407a59" style:font-weight-asian="bold" style:font-weight-complex="bold"/>
    </style:style>
    <style:style style:name="T88" style:family="text">
      <style:text-properties fo:font-weight="bold" officeooo:rsid="014620f7" style:font-weight-asian="bold" style:font-weight-complex="bold"/>
    </style:style>
    <style:style style:name="T89" style:family="text">
      <style:text-properties fo:font-weight="bold" officeooo:rsid="014acec0" style:font-weight-asian="bold" style:font-weight-complex="bold"/>
    </style:style>
    <style:style style:name="T90" style:family="text">
      <style:text-properties fo:font-weight="bold" officeooo:rsid="015f901a" style:font-weight-asian="bold" style:font-weight-complex="bold"/>
    </style:style>
    <style:style style:name="T91" style:family="text">
      <style:text-properties fo:font-weight="bold" officeooo:rsid="016385b8" style:font-weight-asian="bold" style:font-weight-complex="bold"/>
    </style:style>
    <style:style style:name="T92" style:family="text">
      <style:text-properties fo:font-weight="bold" officeooo:rsid="0166c02d" style:font-weight-asian="bold" style:font-weight-complex="bold"/>
    </style:style>
    <style:style style:name="T93" style:family="text">
      <style:text-properties fo:font-weight="bold" officeooo:rsid="016a3d03" style:font-weight-asian="bold" style:font-weight-complex="bold"/>
    </style:style>
    <style:style style:name="T94" style:family="text">
      <style:text-properties fo:font-weight="bold" officeooo:rsid="016b3fba" style:font-weight-asian="bold" style:font-weight-complex="bold"/>
    </style:style>
    <style:style style:name="T95" style:family="text">
      <style:text-properties fo:font-weight="bold" officeooo:rsid="016dcca7" style:font-weight-asian="bold" style:font-weight-complex="bold"/>
    </style:style>
    <style:style style:name="T96" style:family="text">
      <style:text-properties fo:font-weight="bold" officeooo:rsid="01742599" style:font-weight-asian="bold" style:font-weight-complex="bold"/>
    </style:style>
    <style:style style:name="T97" style:family="text">
      <style:text-properties fo:font-weight="bold" officeooo:rsid="01772d36" style:font-weight-asian="bold" style:font-weight-complex="bold"/>
    </style:style>
    <style:style style:name="T98" style:family="text">
      <style:text-properties fo:font-weight="bold" officeooo:rsid="017be882" style:font-weight-asian="bold" style:font-weight-complex="bold"/>
    </style:style>
    <style:style style:name="T99" style:family="text">
      <style:text-properties fo:font-weight="bold" officeooo:rsid="017a2a4c" style:font-weight-asian="bold" style:font-weight-complex="bold"/>
    </style:style>
    <style:style style:name="T100" style:family="text">
      <style:text-properties fo:font-weight="bold" officeooo:rsid="017c1ec3" style:font-weight-asian="bold" style:font-weight-complex="bold"/>
    </style:style>
    <style:style style:name="T101" style:family="text">
      <style:text-properties fo:font-weight="bold" officeooo:rsid="0180e7e0" style:font-weight-asian="bold" style:font-weight-complex="bold"/>
    </style:style>
    <style:style style:name="T102" style:family="text">
      <style:text-properties fo:font-weight="bold" officeooo:rsid="01835f68" style:font-weight-asian="bold" style:font-weight-complex="bold"/>
    </style:style>
    <style:style style:name="T103" style:family="text">
      <style:text-properties fo:font-weight="bold" officeooo:rsid="0187eecd" style:font-weight-asian="bold" style:font-weight-complex="bold"/>
    </style:style>
    <style:style style:name="T104" style:family="text">
      <style:text-properties fo:font-weight="bold" officeooo:rsid="018920f7" style:font-weight-asian="bold" style:font-weight-complex="bold"/>
    </style:style>
    <style:style style:name="T105" style:family="text">
      <style:text-properties fo:font-weight="bold" officeooo:rsid="018c70d1" style:font-weight-asian="bold" style:font-weight-complex="bold"/>
    </style:style>
    <style:style style:name="T106" style:family="text">
      <style:text-properties fo:font-weight="bold" officeooo:rsid="018e6f2e" style:font-weight-asian="bold" style:font-weight-complex="bold"/>
    </style:style>
    <style:style style:name="T107" style:family="text">
      <style:text-properties fo:font-weight="bold" officeooo:rsid="01905915" style:font-weight-asian="bold" style:font-weight-complex="bold"/>
    </style:style>
    <style:style style:name="T108" style:family="text">
      <style:text-properties fo:font-weight="bold" officeooo:rsid="01927699" style:font-weight-asian="bold" style:font-weight-complex="bold"/>
    </style:style>
    <style:style style:name="T109" style:family="text">
      <style:text-properties fo:font-weight="bold" officeooo:rsid="0194c3bc" style:font-weight-asian="bold" style:font-weight-complex="bold"/>
    </style:style>
    <style:style style:name="T110" style:family="text">
      <style:text-properties fo:font-weight="bold" officeooo:rsid="01993891" style:font-weight-asian="bold" style:font-weight-complex="bold"/>
    </style:style>
    <style:style style:name="T111" style:family="text">
      <style:text-properties fo:font-weight="bold" officeooo:rsid="0199e538" style:font-weight-asian="bold" style:font-weight-complex="bold"/>
    </style:style>
    <style:style style:name="T112" style:family="text">
      <style:text-properties style:font-name="ariel" fo:font-size="16pt" officeooo:rsid="001acc21" style:font-size-asian="14pt" style:font-size-complex="16pt"/>
    </style:style>
    <style:style style:name="T113" style:family="text">
      <style:text-properties style:font-name="ariel" fo:font-size="16pt" officeooo:rsid="001d7347" style:font-size-asian="14pt" style:font-size-complex="16pt"/>
    </style:style>
    <style:style style:name="T114" style:family="text">
      <style:text-properties style:font-name="ariel" fo:font-size="16pt" fo:font-weight="bold" officeooo:rsid="001d7347" style:font-size-asian="14pt" style:font-weight-asian="bold" style:font-size-complex="16pt" style:font-weight-complex="bold"/>
    </style:style>
    <style:style style:name="T115" style:family="text">
      <style:text-properties style:font-name="ariel" fo:font-size="16pt" fo:font-weight="bold" officeooo:rsid="002a5fdf" style:font-size-asian="14pt" style:font-weight-asian="bold" style:font-size-complex="16pt" style:font-weight-complex="bold"/>
    </style:style>
    <style:style style:name="T116" style:family="text">
      <style:text-properties style:font-name="ariel" fo:font-size="16pt" fo:font-weight="bold" officeooo:rsid="002ac94f" style:font-size-asian="14pt" style:font-weight-asian="bold" style:font-size-complex="16pt" style:font-weight-complex="bold"/>
    </style:style>
    <style:style style:name="T117" style:family="text">
      <style:text-properties style:font-name="ariel" fo:font-size="16pt" fo:font-weight="bold" officeooo:rsid="002ba933" style:font-size-asian="14pt" style:font-weight-asian="bold" style:font-size-complex="16pt" style:font-weight-complex="bold"/>
    </style:style>
    <style:style style:name="T118" style:family="text">
      <style:text-properties style:font-name="ariel" fo:font-size="16pt" fo:font-weight="bold" officeooo:rsid="002bb399" style:font-size-asian="14pt" style:font-weight-asian="bold" style:font-size-complex="16pt" style:font-weight-complex="bold"/>
    </style:style>
    <style:style style:name="T119" style:family="text">
      <style:text-properties style:font-name="ariel" fo:font-size="16pt" fo:font-weight="bold" officeooo:rsid="001ee194" style:font-name-asian="Noto Sans Mono CJK SC" style:font-size-asian="14pt" style:font-weight-asian="bold" style:font-name-complex="Liberation Mono" style:font-size-complex="16pt" style:font-weight-complex="bold"/>
    </style:style>
    <style:style style:name="T120" style:family="text">
      <style:text-properties style:font-name="ariel" fo:font-size="16pt" fo:font-weight="bold" style:font-size-asian="16pt" style:font-weight-asian="bold" style:font-size-complex="16pt" style:font-weight-complex="bold"/>
    </style:style>
    <style:style style:name="T121" style:family="text">
      <style:text-properties style:font-name="ariel" fo:font-size="16pt" fo:font-weight="bold" officeooo:rsid="014c7e1e" style:font-size-asian="16pt" style:font-weight-asian="bold" style:font-size-complex="16pt" style:font-weight-complex="bold"/>
    </style:style>
    <style:style style:name="T122" style:family="text">
      <style:text-properties style:font-name="ariel" fo:font-size="16pt" fo:font-weight="bold" officeooo:rsid="014f6ed9" style:font-size-asian="16pt" style:font-weight-asian="bold" style:font-size-complex="16pt" style:font-weight-complex="bold"/>
    </style:style>
    <style:style style:name="T123" style:family="text">
      <style:text-properties style:font-name="ariel" fo:font-size="16pt" fo:font-weight="bold" officeooo:rsid="01510e52" style:font-size-asian="16pt" style:font-weight-asian="bold" style:font-size-complex="16pt" style:font-weight-complex="bold"/>
    </style:style>
    <style:style style:name="T124" style:family="text">
      <style:text-properties style:font-name="ariel" fo:font-size="16pt" fo:font-weight="bold" officeooo:rsid="0154ef13" style:font-size-asian="16pt" style:font-weight-asian="bold" style:font-size-complex="16pt" style:font-weight-complex="bold"/>
    </style:style>
    <style:style style:name="T125" style:family="text">
      <style:text-properties style:font-name="ariel" fo:font-size="16pt" fo:font-weight="bold" officeooo:rsid="01552c3d" style:font-size-asian="16pt" style:font-weight-asian="bold" style:font-size-complex="16pt" style:font-weight-complex="bold"/>
    </style:style>
    <style:style style:name="T126" style:family="text">
      <style:text-properties style:font-name="ariel" fo:font-size="16pt" fo:font-weight="normal" officeooo:rsid="002a5fdf" style:font-size-asian="14pt" style:font-weight-asian="normal" style:font-size-complex="16pt" style:font-weight-complex="normal"/>
    </style:style>
    <style:style style:name="T127" style:family="text">
      <style:text-properties style:font-name="ariel" fo:font-size="16pt" fo:font-weight="normal" officeooo:rsid="002ac94f" style:font-size-asian="14pt" style:font-weight-asian="normal" style:font-size-complex="16pt" style:font-weight-complex="normal"/>
    </style:style>
    <style:style style:name="T128" style:family="text">
      <style:text-properties style:font-name="ariel" fo:font-size="16pt" fo:font-weight="normal" officeooo:rsid="002ba933" style:font-size-asian="14pt" style:font-weight-asian="normal" style:font-size-complex="16pt" style:font-weight-complex="normal"/>
    </style:style>
    <style:style style:name="T129" style:family="text">
      <style:text-properties style:font-name="ariel" fo:font-size="16pt" fo:font-weight="normal" officeooo:rsid="002bb399" style:font-size-asian="14pt" style:font-weight-asian="normal" style:font-size-complex="16pt" style:font-weight-complex="normal"/>
    </style:style>
    <style:style style:name="T130" style:family="text">
      <style:text-properties style:font-name="ariel" fo:font-size="16pt" fo:font-weight="normal" officeooo:rsid="002f6358" style:font-size-asian="14pt" style:font-weight-asian="normal" style:font-size-complex="16pt" style:font-weight-complex="normal"/>
    </style:style>
    <style:style style:name="T131" style:family="text">
      <style:text-properties style:font-name="ariel" fo:font-size="16pt" fo:font-weight="normal" officeooo:rsid="002a5fdf" style:font-name-asian="Noto Sans Mono CJK SC" style:font-size-asian="14pt" style:font-weight-asian="normal" style:font-name-complex="Liberation Mono" style:font-size-complex="16pt" style:font-weight-complex="normal"/>
    </style:style>
    <style:style style:name="T132" style:family="text">
      <style:text-properties style:font-name="ariel" fo:font-size="16pt" fo:font-style="normal" fo:font-weight="normal" style:font-size-asian="14pt" style:font-style-asian="normal" style:font-weight-asian="normal" style:font-size-complex="16pt" style:font-style-complex="normal" style:font-weight-complex="normal"/>
    </style:style>
    <style:style style:name="T133" style:family="text">
      <style:text-properties style:font-name="ariel" fo:font-size="16pt" fo:font-style="normal" fo:font-weight="normal" officeooo:rsid="003e86ef" style:font-size-asian="14pt" style:font-style-asian="normal" style:font-weight-asian="normal" style:font-size-complex="16pt" style:font-style-complex="normal" style:font-weight-complex="normal"/>
    </style:style>
    <style:style style:name="T134" style:family="text">
      <style:text-properties style:font-name="ariel" fo:font-size="16pt" fo:font-style="normal" fo:font-weight="normal" officeooo:rsid="00526999" style:font-size-asian="14pt" style:font-style-asian="normal" style:font-weight-asian="normal" style:font-size-complex="16pt" style:font-style-complex="normal" style:font-weight-complex="normal"/>
    </style:style>
    <style:style style:name="T135" style:family="text">
      <style:text-properties style:font-name="ariel" fo:font-size="16pt" fo:font-style="normal" fo:font-weight="normal" officeooo:rsid="00553f1c" style:font-size-asian="14pt" style:font-style-asian="normal" style:font-weight-asian="normal" style:font-size-complex="16pt" style:font-style-complex="normal" style:font-weight-complex="normal"/>
    </style:style>
    <style:style style:name="T136" style:family="text">
      <style:text-properties style:font-name="ariel" fo:font-size="16pt" fo:font-style="normal" fo:font-weight="normal" officeooo:rsid="00568a1b" style:font-size-asian="14pt" style:font-style-asian="normal" style:font-weight-asian="normal" style:font-size-complex="16pt" style:font-style-complex="normal" style:font-weight-complex="normal"/>
    </style:style>
    <style:style style:name="T137" style:family="text">
      <style:text-properties style:font-name="ariel" fo:font-size="16pt" fo:font-style="normal" fo:font-weight="normal" officeooo:rsid="00586963" style:font-size-asian="14pt" style:font-style-asian="normal" style:font-weight-asian="normal" style:font-size-complex="16pt" style:font-style-complex="normal" style:font-weight-complex="normal"/>
    </style:style>
    <style:style style:name="T138" style:family="text">
      <style:text-properties style:font-name="ariel" fo:font-size="16pt" fo:font-style="normal" fo:font-weight="normal" officeooo:rsid="005af2ec" style:font-size-asian="14pt" style:font-style-asian="normal" style:font-weight-asian="normal" style:font-size-complex="16pt" style:font-style-complex="normal" style:font-weight-complex="normal"/>
    </style:style>
    <style:style style:name="T139" style:family="text">
      <style:text-properties style:font-name="ariel" fo:font-size="16pt" fo:font-style="normal" fo:font-weight="normal" officeooo:rsid="005b7bb3" style:font-size-asian="14pt" style:font-style-asian="normal" style:font-weight-asian="normal" style:font-size-complex="16pt" style:font-style-complex="normal" style:font-weight-complex="normal"/>
    </style:style>
    <style:style style:name="T140" style:family="text">
      <style:text-properties style:font-name="ariel" fo:font-size="16pt" fo:font-style="normal" fo:font-weight="normal" officeooo:rsid="005ba9b6" style:font-size-asian="14pt" style:font-style-asian="normal" style:font-weight-asian="normal" style:font-size-complex="16pt" style:font-style-complex="normal" style:font-weight-complex="normal"/>
    </style:style>
    <style:style style:name="T141" style:family="text">
      <style:text-properties style:font-name="ariel" fo:font-size="16pt" fo:font-style="normal" fo:font-weight="normal" officeooo:rsid="005e9ceb" style:font-size-asian="14pt" style:font-style-asian="normal" style:font-weight-asian="normal" style:font-size-complex="16pt" style:font-style-complex="normal" style:font-weight-complex="normal"/>
    </style:style>
    <style:style style:name="T142" style:family="text">
      <style:text-properties style:font-name="ariel" fo:font-size="16pt" fo:font-style="normal" fo:font-weight="normal" officeooo:rsid="0060f204" style:font-size-asian="14pt" style:font-style-asian="normal" style:font-weight-asian="normal" style:font-size-complex="16pt" style:font-style-complex="normal" style:font-weight-complex="normal"/>
    </style:style>
    <style:style style:name="T143" style:family="text">
      <style:text-properties style:font-name="ariel" fo:font-size="16pt" fo:font-style="normal" fo:font-weight="normal" officeooo:rsid="00d8200c" style:font-size-asian="14pt" style:font-style-asian="normal" style:font-weight-asian="normal" style:font-size-complex="16pt" style:font-style-complex="normal" style:font-weight-complex="normal"/>
    </style:style>
    <style:style style:name="T144" style:family="text">
      <style:text-properties style:font-name="ariel" fo:font-size="16pt" fo:font-style="normal" fo:font-weight="normal" officeooo:rsid="00fab73d" style:font-size-asian="14pt" style:font-style-asian="normal" style:font-weight-asian="normal" style:font-size-complex="16pt" style:font-style-complex="normal" style:font-weight-complex="normal"/>
    </style:style>
    <style:style style:name="T145" style:family="text">
      <style:text-properties style:font-name="ariel" fo:font-size="16pt" fo:font-style="normal" fo:font-weight="normal" officeooo:rsid="00feb4c6" style:font-size-asian="14pt" style:font-style-asian="normal" style:font-weight-asian="normal" style:font-size-complex="16pt" style:font-style-complex="normal" style:font-weight-complex="normal"/>
    </style:style>
    <style:style style:name="T146" style:family="text">
      <style:text-properties style:font-name="ariel" fo:font-size="16pt" fo:font-style="normal" fo:font-weight="normal" officeooo:rsid="010170a5" style:font-size-asian="14pt" style:font-style-asian="normal" style:font-weight-asian="normal" style:font-size-complex="16pt" style:font-style-complex="normal" style:font-weight-complex="normal"/>
    </style:style>
    <style:style style:name="T147" style:family="text">
      <style:text-properties style:font-name="ariel" fo:font-size="16pt" fo:font-style="normal" fo:font-weight="normal" officeooo:rsid="01054a5f" style:font-size-asian="14pt" style:font-style-asian="normal" style:font-weight-asian="normal" style:font-size-complex="16pt" style:font-style-complex="normal" style:font-weight-complex="normal"/>
    </style:style>
    <style:style style:name="T148" style:family="text">
      <style:text-properties style:font-name="ariel" fo:font-size="16pt" fo:font-style="normal" fo:font-weight="normal" officeooo:rsid="0108377c" style:font-size-asian="14pt" style:font-style-asian="normal" style:font-weight-asian="normal" style:font-size-complex="16pt" style:font-style-complex="normal" style:font-weight-complex="normal"/>
    </style:style>
    <style:style style:name="T149" style:family="text">
      <style:text-properties style:font-name="ariel" fo:font-size="16pt" fo:font-style="normal" fo:font-weight="normal" officeooo:rsid="010be0ad" style:font-size-asian="14pt" style:font-style-asian="normal" style:font-weight-asian="normal" style:font-size-complex="16pt" style:font-style-complex="normal" style:font-weight-complex="normal"/>
    </style:style>
    <style:style style:name="T150" style:family="text">
      <style:text-properties style:font-name="ariel" fo:font-size="16pt" fo:font-style="normal" fo:font-weight="normal" officeooo:rsid="010ef78b" style:font-size-asian="14pt" style:font-style-asian="normal" style:font-weight-asian="normal" style:font-size-complex="16pt" style:font-style-complex="normal" style:font-weight-complex="normal"/>
    </style:style>
    <style:style style:name="T151" style:family="text">
      <style:text-properties style:font-name="ariel" fo:font-size="16pt" fo:font-style="normal" fo:font-weight="normal" officeooo:rsid="0110c775" style:font-size-asian="14pt" style:font-style-asian="normal" style:font-weight-asian="normal" style:font-size-complex="16pt" style:font-style-complex="normal" style:font-weight-complex="normal"/>
    </style:style>
    <style:style style:name="T152" style:family="text">
      <style:text-properties style:font-name="ariel" fo:font-size="16pt" fo:font-style="normal" fo:font-weight="normal" officeooo:rsid="0119d8fd" style:font-size-asian="14pt" style:font-style-asian="normal" style:font-weight-asian="normal" style:font-size-complex="16pt" style:font-style-complex="normal" style:font-weight-complex="normal"/>
    </style:style>
    <style:style style:name="T153" style:family="text">
      <style:text-properties style:font-name="ariel" fo:font-size="16pt" fo:font-style="normal" fo:font-weight="normal" officeooo:rsid="013439cd" style:font-size-asian="14pt" style:font-style-asian="normal" style:font-weight-asian="normal" style:font-size-complex="16pt" style:font-style-complex="normal" style:font-weight-complex="normal"/>
    </style:style>
    <style:style style:name="T154" style:family="text">
      <style:text-properties style:font-name="ariel" fo:font-size="16pt" fo:font-style="normal" fo:font-weight="bold" officeooo:rsid="005459ac" style:font-name-asian="Noto Sans Mono CJK SC" style:font-size-asian="14pt" style:font-style-asian="normal" style:font-weight-asian="bold" style:font-name-complex="Liberation Mono" style:font-size-complex="16pt" style:font-style-complex="normal" style:font-weight-complex="bold"/>
    </style:style>
    <style:style style:name="T155" style:family="text">
      <style:text-properties style:font-name="ariel" fo:font-size="16pt" fo:font-style="normal" fo:font-weight="bold" officeooo:rsid="005e9ceb" style:font-size-asian="14pt" style:font-style-asian="normal" style:font-weight-asian="bold" style:font-size-complex="16pt" style:font-style-complex="normal" style:font-weight-complex="bold"/>
    </style:style>
    <style:style style:name="T156" style:family="text">
      <style:text-properties style:font-name="ariel" fo:font-size="16pt" fo:font-style="normal" fo:font-weight="bold" officeooo:rsid="0060f204" style:font-size-asian="14pt" style:font-style-asian="normal" style:font-weight-asian="bold" style:font-size-complex="16pt" style:font-style-complex="normal" style:font-weight-complex="bold"/>
    </style:style>
    <style:style style:name="T157" style:family="text">
      <style:text-properties style:font-name="ariel" fo:font-size="16pt" fo:font-style="normal" fo:font-weight="bold" officeooo:rsid="0064e1dd" style:font-size-asian="14pt" style:font-style-asian="normal" style:font-weight-asian="bold" style:font-size-complex="16pt" style:font-style-complex="normal" style:font-weight-complex="bold"/>
    </style:style>
    <style:style style:name="T158" style:family="text">
      <style:text-properties style:font-name="ariel" fo:font-size="16pt" fo:font-style="normal" fo:font-weight="bold" officeooo:rsid="00526999" style:font-size-asian="14pt" style:font-style-asian="normal" style:font-weight-asian="bold" style:font-size-complex="16pt" style:font-style-complex="normal" style:font-weight-complex="bold"/>
    </style:style>
    <style:style style:name="T159" style:family="text">
      <style:text-properties style:font-name="ariel" fo:font-size="16pt" fo:font-style="normal" fo:font-weight="bold" officeooo:rsid="0061ed81" style:font-size-asian="14pt" style:font-style-asian="normal" style:font-weight-asian="bold" style:font-size-complex="16pt" style:font-style-complex="normal" style:font-weight-complex="bold"/>
    </style:style>
    <style:style style:name="T160" style:family="text">
      <style:text-properties style:font-name="ariel" fo:font-size="16pt" fo:font-style="normal" fo:font-weight="bold" officeooo:rsid="00648bb5" style:font-size-asian="14pt" style:font-style-asian="normal" style:font-weight-asian="bold" style:font-size-complex="16pt" style:font-style-complex="normal" style:font-weight-complex="bold"/>
    </style:style>
    <style:style style:name="T161" style:family="text">
      <style:text-properties style:font-name="ariel" fo:font-size="16pt" fo:font-style="normal" fo:font-weight="bold" officeooo:rsid="00663534" style:font-size-asian="14pt" style:font-style-asian="normal" style:font-weight-asian="bold" style:font-size-complex="16pt" style:font-style-complex="normal" style:font-weight-complex="bold"/>
    </style:style>
    <style:style style:name="T162" style:family="text">
      <style:text-properties style:font-name="ariel" fo:font-size="16pt" fo:font-style="normal" fo:font-weight="bold" officeooo:rsid="0068e05a" style:font-size-asian="14pt" style:font-style-asian="normal" style:font-weight-asian="bold" style:font-size-complex="16pt" style:font-style-complex="normal" style:font-weight-complex="bold"/>
    </style:style>
    <style:style style:name="T163" style:family="text">
      <style:text-properties style:font-name="ariel" fo:font-size="16pt" fo:font-style="normal" fo:font-weight="bold" officeooo:rsid="00d8200c" style:font-size-asian="14pt" style:font-style-asian="normal" style:font-weight-asian="bold" style:font-size-complex="16pt" style:font-style-complex="normal" style:font-weight-complex="bold"/>
    </style:style>
    <style:style style:name="T164" style:family="text">
      <style:text-properties style:font-name="ariel" fo:font-size="16pt" fo:font-style="normal" fo:font-weight="bold" officeooo:rsid="00fab73d" style:font-size-asian="14pt" style:font-style-asian="normal" style:font-weight-asian="bold" style:font-size-complex="16pt" style:font-style-complex="normal" style:font-weight-complex="bold"/>
    </style:style>
    <style:style style:name="T165" style:family="text">
      <style:text-properties style:font-name="ariel" fo:font-size="16pt" fo:font-style="normal" fo:font-weight="bold" officeooo:rsid="00feb4c6" style:font-size-asian="14pt" style:font-style-asian="normal" style:font-weight-asian="bold" style:font-size-complex="16pt" style:font-style-complex="normal" style:font-weight-complex="bold"/>
    </style:style>
    <style:style style:name="T166" style:family="text">
      <style:text-properties style:font-name="ariel" fo:font-size="16pt" fo:font-style="normal" fo:font-weight="bold" officeooo:rsid="0101168f" style:font-size-asian="14pt" style:font-style-asian="normal" style:font-weight-asian="bold" style:font-size-complex="16pt" style:font-style-complex="normal" style:font-weight-complex="bold"/>
    </style:style>
    <style:style style:name="T167" style:family="text">
      <style:text-properties style:font-name="ariel" fo:font-size="16pt" fo:font-style="normal" fo:font-weight="bold" officeooo:rsid="010170a5" style:font-size-asian="14pt" style:font-style-asian="normal" style:font-weight-asian="bold" style:font-size-complex="16pt" style:font-style-complex="normal" style:font-weight-complex="bold"/>
    </style:style>
    <style:style style:name="T168" style:family="text">
      <style:text-properties style:font-name="ariel" fo:font-size="16pt" fo:font-style="normal" fo:font-weight="bold" officeooo:rsid="010be0ad" style:font-size-asian="14pt" style:font-style-asian="normal" style:font-weight-asian="bold" style:font-size-complex="16pt" style:font-style-complex="normal" style:font-weight-complex="bold"/>
    </style:style>
    <style:style style:name="T169" style:family="text">
      <style:text-properties style:font-name="ariel" fo:font-size="16pt" fo:font-style="normal" fo:font-weight="bold" officeooo:rsid="010ef78b" style:font-size-asian="14pt" style:font-style-asian="normal" style:font-weight-asian="bold" style:font-size-complex="16pt" style:font-style-complex="normal" style:font-weight-complex="bold"/>
    </style:style>
    <style:style style:name="T170" style:family="text">
      <style:text-properties style:font-name="ariel" fo:font-size="16pt" fo:font-style="normal" fo:font-weight="bold" officeooo:rsid="01054a5f" style:font-size-asian="14pt" style:font-style-asian="normal" style:font-weight-asian="bold" style:font-size-complex="16pt" style:font-style-complex="normal" style:font-weight-complex="bold"/>
    </style:style>
    <style:style style:name="T171" style:family="text">
      <style:text-properties style:font-name="ariel" fo:font-size="16pt" fo:font-style="normal" fo:font-weight="bold" officeooo:rsid="0115cdd9" style:font-size-asian="14pt" style:font-style-asian="normal" style:font-weight-asian="bold" style:font-size-complex="16pt" style:font-style-complex="normal" style:font-weight-complex="bold"/>
    </style:style>
    <style:style style:name="T172" style:family="text">
      <style:text-properties style:font-name="ariel" fo:font-size="16pt" fo:font-style="normal" fo:font-weight="bold" officeooo:rsid="0117b874" style:font-size-asian="14pt" style:font-style-asian="normal" style:font-weight-asian="bold" style:font-size-complex="16pt" style:font-style-complex="normal" style:font-weight-complex="bold"/>
    </style:style>
    <style:style style:name="T173" style:family="text">
      <style:text-properties style:font-name="ariel" fo:font-size="16pt" fo:font-style="normal" fo:font-weight="bold" officeooo:rsid="0119d8fd" style:font-size-asian="14pt" style:font-style-asian="normal" style:font-weight-asian="bold" style:font-size-complex="16pt" style:font-style-complex="normal" style:font-weight-complex="bold"/>
    </style:style>
    <style:style style:name="T174" style:family="text">
      <style:text-properties style:font-name="ariel" fo:font-size="16pt" fo:font-style="normal" style:font-size-asian="14pt" style:font-style-asian="normal" style:font-size-complex="16pt" style:font-style-complex="normal"/>
    </style:style>
    <style:style style:name="T175" style:family="text">
      <style:text-properties style:font-name="ariel" fo:font-size="16pt" fo:font-style="normal" officeooo:rsid="00526999" style:font-size-asian="14pt" style:font-style-asian="normal" style:font-size-complex="16pt" style:font-style-complex="normal"/>
    </style:style>
    <style:style style:name="T176" style:family="text">
      <style:text-properties style:font-name="ariel" fo:font-size="16pt" fo:font-style="normal" officeooo:rsid="00663534" style:font-size-asian="14pt" style:font-style-asian="normal" style:font-size-complex="16pt" style:font-style-complex="normal"/>
    </style:style>
    <style:style style:name="T177" style:family="text">
      <style:text-properties style:font-name="ariel" fo:font-size="16pt" fo:font-style="normal" officeooo:rsid="00feb4c6" style:font-size-asian="14pt" style:font-style-asian="normal" style:font-size-complex="16pt" style:font-style-complex="normal"/>
    </style:style>
    <style:style style:name="T178" style:family="text">
      <style:text-properties style:font-name="ariel" fo:font-size="16pt" style:font-size-asian="16pt" style:font-size-complex="16pt"/>
    </style:style>
    <style:style style:name="T179" style:family="text">
      <style:text-properties style:font-name="ariel" fo:font-size="16pt" officeooo:rsid="014c7e1e" style:font-size-asian="16pt" style:font-size-complex="16pt"/>
    </style:style>
    <style:style style:name="T180" style:family="text">
      <style:text-properties style:font-name="ariel" fo:font-size="16pt" officeooo:rsid="01510e52" style:font-size-asian="16pt" style:font-size-complex="16pt"/>
    </style:style>
    <style:style style:name="T181" style:family="text">
      <style:text-properties style:font-name="ariel" fo:font-size="16pt" officeooo:rsid="0154ef13" style:font-size-asian="16pt" style:font-size-complex="16pt"/>
    </style:style>
    <style:style style:name="T182" style:family="text">
      <style:text-properties style:font-name="ariel" fo:font-size="16pt" officeooo:rsid="01552c3d" style:font-size-asian="16pt" style:font-size-complex="16pt"/>
    </style:style>
    <style:style style:name="T183" style:family="text">
      <style:text-properties officeooo:rsid="001f8595"/>
    </style:style>
    <style:style style:name="T184" style:family="text">
      <style:text-properties officeooo:rsid="001fcc65"/>
    </style:style>
    <style:style style:name="T185" style:family="text">
      <style:text-properties officeooo:rsid="0020a355"/>
    </style:style>
    <style:style style:name="T186" style:family="text">
      <style:text-properties officeooo:rsid="0022f2f2"/>
    </style:style>
    <style:style style:name="T187" style:family="text">
      <style:text-properties officeooo:rsid="002351ad"/>
    </style:style>
    <style:style style:name="T188" style:family="text">
      <style:text-properties officeooo:rsid="0024634b"/>
    </style:style>
    <style:style style:name="T189" style:family="text">
      <style:text-properties officeooo:rsid="0024c20b"/>
    </style:style>
    <style:style style:name="T190" style:family="text">
      <style:text-properties officeooo:rsid="0025890a"/>
    </style:style>
    <style:style style:name="T191" style:family="text">
      <style:text-properties officeooo:rsid="002787f2"/>
    </style:style>
    <style:style style:name="T192" style:family="text">
      <style:text-properties officeooo:rsid="00291f1a"/>
    </style:style>
    <style:style style:name="T193" style:family="text">
      <style:text-properties officeooo:rsid="002a5fdf"/>
    </style:style>
    <style:style style:name="T194" style:family="text">
      <style:text-properties officeooo:rsid="00362703"/>
    </style:style>
    <style:style style:name="T195" style:family="text">
      <style:text-properties officeooo:rsid="003a960d"/>
    </style:style>
    <style:style style:name="T196" style:family="text">
      <style:text-properties officeooo:rsid="003cb90d"/>
    </style:style>
    <style:style style:name="T197" style:family="text">
      <style:text-properties officeooo:rsid="003d2714"/>
    </style:style>
    <style:style style:name="T198" style:family="text">
      <style:text-properties fo:font-style="normal" officeooo:rsid="003d2714" style:font-style-asian="normal" style:font-style-complex="normal"/>
    </style:style>
    <style:style style:name="T199" style:family="text">
      <style:text-properties fo:font-style="normal" officeooo:rsid="003e86ef" style:font-style-asian="normal" style:font-style-complex="normal"/>
    </style:style>
    <style:style style:name="T200" style:family="text">
      <style:text-properties fo:font-style="normal" fo:font-weight="bold" officeooo:rsid="003d2714" style:font-style-asian="normal" style:font-weight-asian="bold" style:font-style-complex="normal" style:font-weight-complex="bold"/>
    </style:style>
    <style:style style:name="T201" style:family="text">
      <style:text-properties fo:font-style="normal" fo:font-weight="bold" officeooo:rsid="003e86ef" style:font-style-asian="normal" style:font-weight-asian="bold" style:font-style-complex="normal" style:font-weight-complex="bold"/>
    </style:style>
    <style:style style:name="T202" style:family="text">
      <style:text-properties officeooo:rsid="00459c4c"/>
    </style:style>
    <style:style style:name="T203" style:family="text">
      <style:text-properties officeooo:rsid="004a5a33"/>
    </style:style>
    <style:style style:name="T204" style:family="text">
      <style:text-properties officeooo:rsid="004b736e"/>
    </style:style>
    <style:style style:name="T205" style:family="text">
      <style:text-properties officeooo:rsid="004cd043"/>
    </style:style>
    <style:style style:name="T206" style:family="text">
      <style:text-properties officeooo:rsid="004e3a10"/>
    </style:style>
    <style:style style:name="T207" style:family="text">
      <style:text-properties officeooo:rsid="004fa3a5"/>
    </style:style>
    <style:style style:name="T208" style:family="text">
      <style:text-properties officeooo:rsid="004fe440"/>
    </style:style>
    <style:style style:name="T209" style:family="text">
      <style:text-properties officeooo:rsid="005b7bb3"/>
    </style:style>
    <style:style style:name="T210" style:family="text">
      <style:text-properties officeooo:rsid="006be04a"/>
    </style:style>
    <style:style style:name="T211" style:family="text">
      <style:text-properties officeooo:rsid="006d5720"/>
    </style:style>
    <style:style style:name="T212" style:family="text">
      <style:text-properties officeooo:rsid="006d9020"/>
    </style:style>
    <style:style style:name="T213" style:family="text">
      <style:text-properties officeooo:rsid="006feef3"/>
    </style:style>
    <style:style style:name="T214" style:family="text">
      <style:text-properties officeooo:rsid="00526999"/>
    </style:style>
    <style:style style:name="T215" style:family="text">
      <style:text-properties officeooo:rsid="0071b890"/>
    </style:style>
    <style:style style:name="T216" style:family="text">
      <style:text-properties officeooo:rsid="00727fda"/>
    </style:style>
    <style:style style:name="T217" style:family="text">
      <style:text-properties officeooo:rsid="0073f821"/>
    </style:style>
    <style:style style:name="T218" style:family="text">
      <style:text-properties officeooo:rsid="0075b168"/>
    </style:style>
    <style:style style:name="T219" style:family="text">
      <style:text-properties officeooo:rsid="00772685"/>
    </style:style>
    <style:style style:name="T220" style:family="text">
      <style:text-properties officeooo:rsid="00788864"/>
    </style:style>
    <style:style style:name="T221" style:family="text">
      <style:text-properties officeooo:rsid="007be01e"/>
    </style:style>
    <style:style style:name="T222" style:family="text">
      <style:text-properties officeooo:rsid="007bed82"/>
    </style:style>
    <style:style style:name="T223" style:family="text">
      <style:text-properties officeooo:rsid="007c1641"/>
    </style:style>
    <style:style style:name="T224" style:family="text">
      <style:text-properties officeooo:rsid="007f7e52"/>
    </style:style>
    <style:style style:name="T225" style:family="text">
      <style:text-properties officeooo:rsid="00856e39"/>
    </style:style>
    <style:style style:name="T226" style:family="text">
      <style:text-properties officeooo:rsid="0086a163"/>
    </style:style>
    <style:style style:name="T227" style:family="text">
      <style:text-properties officeooo:rsid="008ce7f7"/>
    </style:style>
    <style:style style:name="T228" style:family="text">
      <style:text-properties officeooo:rsid="008dc9a7"/>
    </style:style>
    <style:style style:name="T229" style:family="text">
      <style:text-properties officeooo:rsid="0091fd4f"/>
    </style:style>
    <style:style style:name="T230" style:family="text">
      <style:text-properties officeooo:rsid="0092f982"/>
    </style:style>
    <style:style style:name="T231" style:family="text">
      <style:text-properties officeooo:rsid="0093c933"/>
    </style:style>
    <style:style style:name="T232" style:family="text">
      <style:text-properties officeooo:rsid="00954928"/>
    </style:style>
    <style:style style:name="T233" style:family="text">
      <style:text-properties officeooo:rsid="00994f82"/>
    </style:style>
    <style:style style:name="T234" style:family="text">
      <style:text-properties officeooo:rsid="009b2aa0"/>
    </style:style>
    <style:style style:name="T235" style:family="text">
      <style:text-properties officeooo:rsid="009bda92"/>
    </style:style>
    <style:style style:name="T236" style:family="text">
      <style:text-properties officeooo:rsid="009c9623"/>
    </style:style>
    <style:style style:name="T237" style:family="text">
      <style:text-properties officeooo:rsid="009fa659"/>
    </style:style>
    <style:style style:name="T238" style:family="text">
      <style:text-properties officeooo:rsid="00a34336"/>
    </style:style>
    <style:style style:name="T239" style:family="text">
      <style:text-properties officeooo:rsid="00a413bd"/>
    </style:style>
    <style:style style:name="T240" style:family="text">
      <style:text-properties officeooo:rsid="00a42bff"/>
    </style:style>
    <style:style style:name="T241" style:family="text">
      <style:text-properties officeooo:rsid="00a6fbe5"/>
    </style:style>
    <style:style style:name="T242" style:family="text">
      <style:text-properties officeooo:rsid="00a741a9"/>
    </style:style>
    <style:style style:name="T243" style:family="text">
      <style:text-properties officeooo:rsid="00a7d51b"/>
    </style:style>
    <style:style style:name="T244" style:family="text">
      <style:text-properties officeooo:rsid="00a84220"/>
    </style:style>
    <style:style style:name="T245" style:family="text">
      <style:text-properties officeooo:rsid="00a96f92"/>
    </style:style>
    <style:style style:name="T246" style:family="text">
      <style:text-properties officeooo:rsid="00ab7d8f"/>
    </style:style>
    <style:style style:name="T247" style:family="text">
      <style:text-properties officeooo:rsid="00abc1ac"/>
    </style:style>
    <style:style style:name="T248" style:family="text">
      <style:text-properties officeooo:rsid="00ad9e5f"/>
    </style:style>
    <style:style style:name="T249" style:family="text">
      <style:text-properties officeooo:rsid="00afb761"/>
    </style:style>
    <style:style style:name="T250" style:family="text">
      <style:text-properties officeooo:rsid="00b451b7"/>
    </style:style>
    <style:style style:name="T251" style:family="text">
      <style:text-properties officeooo:rsid="00b47416"/>
    </style:style>
    <style:style style:name="T252" style:family="text">
      <style:text-properties officeooo:rsid="00ba4802"/>
    </style:style>
    <style:style style:name="T253" style:family="text">
      <style:text-properties officeooo:rsid="00ba5336"/>
    </style:style>
    <style:style style:name="T254" style:family="text">
      <style:text-properties officeooo:rsid="00bab29d"/>
    </style:style>
    <style:style style:name="T255" style:family="text">
      <style:text-properties officeooo:rsid="00bc2b6a"/>
    </style:style>
    <style:style style:name="T256" style:family="text">
      <style:text-properties officeooo:rsid="00bc4c32"/>
    </style:style>
    <style:style style:name="T257" style:family="text">
      <style:text-properties officeooo:rsid="00bc92cd"/>
    </style:style>
    <style:style style:name="T258" style:family="text">
      <style:text-properties officeooo:rsid="00c0b397"/>
    </style:style>
    <style:style style:name="T259" style:family="text">
      <style:text-properties officeooo:rsid="00c4daa0"/>
    </style:style>
    <style:style style:name="T260" style:family="text">
      <style:text-properties officeooo:rsid="00c8a087"/>
    </style:style>
    <style:style style:name="T261" style:family="text">
      <style:text-properties officeooo:rsid="00c973a3"/>
    </style:style>
    <style:style style:name="T262" style:family="text">
      <style:text-properties officeooo:rsid="00cb7e07"/>
    </style:style>
    <style:style style:name="T263" style:family="text">
      <style:text-properties officeooo:rsid="00cd3814"/>
    </style:style>
    <style:style style:name="T264" style:family="text">
      <style:text-properties officeooo:rsid="00cf2764"/>
    </style:style>
    <style:style style:name="T265" style:family="text">
      <style:text-properties officeooo:rsid="00cfc704"/>
    </style:style>
    <style:style style:name="T266" style:family="text">
      <style:text-properties officeooo:rsid="00d14910"/>
    </style:style>
    <style:style style:name="T267" style:family="text">
      <style:text-properties officeooo:rsid="00d3caae"/>
    </style:style>
    <style:style style:name="T268" style:family="text">
      <style:text-properties officeooo:rsid="00d603d2"/>
    </style:style>
    <style:style style:name="T269" style:family="text">
      <style:text-properties officeooo:rsid="00d6bf50"/>
    </style:style>
    <style:style style:name="T270" style:family="text">
      <style:text-properties officeooo:rsid="00d8a4a6"/>
    </style:style>
    <style:style style:name="T271" style:family="text">
      <style:text-properties officeooo:rsid="00dc1275"/>
    </style:style>
    <style:style style:name="T272" style:family="text">
      <style:text-properties officeooo:rsid="00e23a42"/>
    </style:style>
    <style:style style:name="T273" style:family="text">
      <style:text-properties officeooo:rsid="00e60337"/>
    </style:style>
    <style:style style:name="T274" style:family="text">
      <style:text-properties officeooo:rsid="00e7389b"/>
    </style:style>
    <style:style style:name="T275" style:family="text">
      <style:text-properties officeooo:rsid="00e91957"/>
    </style:style>
    <style:style style:name="T276" style:family="text">
      <style:text-properties officeooo:rsid="00eb2378"/>
    </style:style>
    <style:style style:name="T277" style:family="text">
      <style:text-properties officeooo:rsid="00ebddd1"/>
    </style:style>
    <style:style style:name="T278" style:family="text">
      <style:text-properties officeooo:rsid="00ed1759"/>
    </style:style>
    <style:style style:name="T279" style:family="text">
      <style:text-properties officeooo:rsid="00ee8740"/>
    </style:style>
    <style:style style:name="T280" style:family="text">
      <style:text-properties officeooo:rsid="00f42845"/>
    </style:style>
    <style:style style:name="T281" style:family="text">
      <style:text-properties officeooo:rsid="00f68f0a"/>
    </style:style>
    <style:style style:name="T282" style:family="text">
      <style:text-properties officeooo:rsid="00fdacae"/>
    </style:style>
    <style:style style:name="T283" style:family="text">
      <style:text-properties officeooo:rsid="011f0090"/>
    </style:style>
    <style:style style:name="T284" style:family="text">
      <style:text-properties officeooo:rsid="012309ec"/>
    </style:style>
    <style:style style:name="T285" style:family="text">
      <style:text-properties officeooo:rsid="012774bf"/>
    </style:style>
    <style:style style:name="T286" style:family="text">
      <style:text-properties officeooo:rsid="01290895"/>
    </style:style>
    <style:style style:name="T287" style:family="text">
      <style:text-properties officeooo:rsid="012c31e7"/>
    </style:style>
    <style:style style:name="T288" style:family="text">
      <style:text-properties officeooo:rsid="012eb4af"/>
    </style:style>
    <style:style style:name="T289" style:family="text">
      <style:text-properties officeooo:rsid="01327b53"/>
    </style:style>
    <style:style style:name="T290" style:family="text">
      <style:text-properties officeooo:rsid="0133ad66"/>
    </style:style>
    <style:style style:name="T291" style:family="text">
      <style:text-properties officeooo:rsid="013439cd"/>
    </style:style>
    <style:style style:name="T292" style:family="text">
      <style:text-properties officeooo:rsid="01365a7d"/>
    </style:style>
    <style:style style:name="T293" style:family="text">
      <style:text-properties officeooo:rsid="013bd65c"/>
    </style:style>
    <style:style style:name="T294" style:family="text">
      <style:text-properties officeooo:rsid="013d4677"/>
    </style:style>
    <style:style style:name="T295" style:family="text">
      <style:text-properties officeooo:rsid="01400214"/>
    </style:style>
    <style:style style:name="T296" style:family="text">
      <style:text-properties officeooo:rsid="01407a59"/>
    </style:style>
    <style:style style:name="T297" style:family="text">
      <style:text-properties officeooo:rsid="01416750"/>
    </style:style>
    <style:style style:name="T298" style:family="text">
      <style:text-properties officeooo:rsid="0141cd3a"/>
    </style:style>
    <style:style style:name="T299" style:family="text">
      <style:text-properties officeooo:rsid="014486d9"/>
    </style:style>
    <style:style style:name="T300" style:family="text">
      <style:text-properties officeooo:rsid="014620f7"/>
    </style:style>
    <style:style style:name="T301" style:family="text">
      <style:text-properties officeooo:rsid="014acec0"/>
    </style:style>
    <style:style style:name="T302" style:family="text">
      <style:text-properties officeooo:rsid="015f901a"/>
    </style:style>
    <style:style style:name="T303" style:family="text">
      <style:text-properties fo:font-weight="normal" style:font-weight-asian="normal" style:font-weight-complex="normal"/>
    </style:style>
    <style:style style:name="T304" style:family="text">
      <style:text-properties fo:font-weight="normal" officeooo:rsid="016385b8" style:font-weight-asian="normal" style:font-weight-complex="normal"/>
    </style:style>
    <style:style style:name="T305" style:family="text">
      <style:text-properties fo:font-weight="normal" officeooo:rsid="0166c02d" style:font-weight-asian="normal" style:font-weight-complex="normal"/>
    </style:style>
    <style:style style:name="T306" style:family="text">
      <style:text-properties fo:font-weight="normal" officeooo:rsid="016a3d03" style:font-weight-asian="normal" style:font-weight-complex="normal"/>
    </style:style>
    <style:style style:name="T307" style:family="text">
      <style:text-properties fo:font-weight="normal" officeooo:rsid="01905915" style:font-weight-asian="normal" style:font-weight-complex="normal"/>
    </style:style>
    <style:style style:name="T308" style:family="text">
      <style:text-properties fo:font-weight="normal" officeooo:rsid="01930b31" style:font-weight-asian="normal" style:font-weight-complex="normal"/>
    </style:style>
    <style:style style:name="T309" style:family="text">
      <style:text-properties fo:font-weight="normal" officeooo:rsid="0194c3bc" style:font-weight-asian="normal" style:font-weight-complex="normal"/>
    </style:style>
    <style:style style:name="T310" style:family="text">
      <style:text-properties fo:font-weight="normal" officeooo:rsid="01993891" style:font-weight-asian="normal" style:font-weight-complex="normal"/>
    </style:style>
    <style:style style:name="T311" style:family="text">
      <style:text-properties fo:font-weight="normal" officeooo:rsid="0199e538" style:font-weight-asian="normal" style:font-weight-complex="normal"/>
    </style:style>
    <style:style style:name="T312" style:family="text">
      <style:text-properties officeooo:rsid="016b3fba"/>
    </style:style>
    <style:style style:name="T313" style:family="text">
      <style:text-properties officeooo:rsid="016dcca7"/>
    </style:style>
    <style:style style:name="T314" style:family="text">
      <style:text-properties officeooo:rsid="01742599"/>
    </style:style>
    <style:style style:name="T315" style:family="text">
      <style:text-properties officeooo:rsid="01772d36"/>
    </style:style>
    <style:style style:name="T316" style:family="text">
      <style:text-properties officeooo:rsid="017a2a4c"/>
    </style:style>
    <style:style style:name="T317" style:family="text">
      <style:text-properties officeooo:rsid="017be882"/>
    </style:style>
    <style:style style:name="T318" style:family="text">
      <style:text-properties officeooo:rsid="017c1ec3"/>
    </style:style>
    <style:style style:name="T319" style:family="text">
      <style:text-properties officeooo:rsid="0180e7e0"/>
    </style:style>
    <style:style style:name="T320" style:family="text">
      <style:text-properties officeooo:rsid="01835f68"/>
    </style:style>
    <style:style style:name="T321" style:family="text">
      <style:text-properties officeooo:rsid="018612a2"/>
    </style:style>
    <style:style style:name="T322" style:family="text">
      <style:text-properties officeooo:rsid="0187eecd"/>
    </style:style>
    <style:style style:name="T323" style:family="text">
      <style:text-properties officeooo:rsid="018920f7"/>
    </style:style>
    <style:style style:name="T324" style:family="text">
      <style:text-properties officeooo:rsid="018a79af"/>
    </style:style>
    <style:style style:name="T325" style:family="text">
      <style:text-properties officeooo:rsid="018c70d1"/>
    </style:style>
    <style:style style:name="T326" style:family="text">
      <style:text-properties officeooo:rsid="018e6f2e"/>
    </style:style>
    <style:style style:name="T327" style:family="text">
      <style:text-properties officeooo:rsid="01905915"/>
    </style:style>
    <style:style style:name="T328" style:family="text">
      <style:text-properties officeooo:rsid="019fc4d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9">Systems</text:p>
      <text:p text:style-name="P13"/>
      <text:p text:style-name="P13">*<text:span text:style-name="T1">Um sistema </text:span><text:span text:style-name="T2">normalmente </text:span><text:span text:style-name="T1"><text:s/>é um </text:span><text:span text:style-name="T2">esforço organizado com o objetivo de atingir uma meta.</text:span></text:p>
      <text:p text:style-name="P13">*<text:span text:style-name="T2">Quando levantamos um sistema precisamos de componentes importantes como:</text:span></text:p>
      <text:p text:style-name="P11">Colaboração, Comunicação, Estrutura, Leis(Causa e Efeito), Especialização …etc</text:p>
      <text:p text:style-name="P16"/>
      <text:p text:style-name="P1">Administrador Computer System</text:p>
      <text:p text:style-name="P15">*Um administrador de sistema sera responsavel por:</text:p>
      <text:p text:style-name="P10">Disign do Sistema e Racionalização</text:p>
      <text:p text:style-name="P10">Busca de Erros</text:p>
      <text:p text:style-name="P10">Gerenciamento de Recursos</text:p>
      <text:p text:style-name="P15">*<text:span text:style-name="T3">E para atingir esse objetivo sera necessario:</text:span></text:p>
      <text:p text:style-name="P12">Procedimentos</text:p>
      <text:p text:style-name="P12">Trabalho em Equipe</text:p>
      <text:p text:style-name="P12">Pratica Eticas</text:p>
      <text:p text:style-name="P12">Apreciar a segurança</text:p>
      <text:p text:style-name="P2"/>
      <text:p text:style-name="P2">Linux</text:p>
      <text:p text:style-name="P55"><text:span text:style-name="T112">*</text:span><text:span text:style-name="T114">Linux</text:span><text:span text:style-name="T113"> é um </text:span><text:span text:style-name="T119">Kernel</text:span><text:span text:style-name="T113"> que suporta um </text:span><text:span text:style-name="T114">Linux Operations System</text:span></text:p>
      <text:p text:style-name="P14">*<text:span text:style-name="T5">Ke</text:span><text:span text:style-name="T6">nel</text:span><text:span text:style-name="T183"> é um programa que se comunica diretamente com o </text:span><text:span text:style-name="T6">Harware</text:span><text:span text:style-name="T183"> e </text:span><text:span text:style-name="T6">Administra Recursos e Processos</text:span></text:p>
      <text:p text:style-name="P14">*<text:span text:style-name="T6">Kernels</text:span><text:span text:style-name="T183"> precisam de um systema operacional para se</text:span><text:span text:style-name="T184">rem</text:span><text:span text:style-name="T183"> ut</text:span><text:span text:style-name="T184">eis</text:span></text:p>
      <text:p text:style-name="P14">*<text:span text:style-name="T183">Quando um </text:span><text:span text:style-name="T6">Linux Kernel</text:span><text:span text:style-name="T183"> é empacotado com um </text:span><text:span text:style-name="T6">Operations System Software</text:span><text:span text:style-name="T183"> e envidos juntos para uso, chamamos de </text:span><text:span text:style-name="T6">Destribuição Linux</text:span></text:p>
      <text:p text:style-name="P14">*<text:span text:style-name="T185">O </text:span><text:span text:style-name="T7">Linux Kernel </text:span><text:span text:style-name="T185">é o único programa que tem pemisão de se comunicar com nossos </text:span><text:span text:style-name="T7">Hardwares</text:span><text:span text:style-name="T185">, todos os outros programas precisão chamar o </text:span><text:span text:style-name="T7">Linux Kernel</text:span><text:span text:style-name="T185"> (Atraves de </text:span><text:span text:style-name="T7">System Calls</text:span><text:span text:style-name="T185">) para se comunicarem com o </text:span><text:span text:style-name="T7">Hardware</text:span></text:p>
      <text:p text:style-name="P3"/>
      <text:p text:style-name="P3"/>
      <text:p text:style-name="P3"/>
      <text:p text:style-name="P3"/>
      <text:p text:style-name="P3"><text:soft-page-break/>Partitions</text:p>
      <text:p text:style-name="P14">*<text:span text:style-name="T186">Iremos instalar o Linux no HardDrive, que por sua vez esta dividido em Partitions, então o Hardrive pode </text:span><text:span text:style-name="T217">t</text:span><text:span text:style-name="T186">er Volumes diferentes</text:span></text:p>
      <text:p text:style-name="P14">*<text:span text:style-name="T186">O </text:span><text:span text:style-name="T8">Linux</text:span><text:span text:style-name="T186"> pode ser instalado em qualquer um desses </text:span><text:span text:style-name="T9">V</text:span><text:span text:style-name="T8">olumes</text:span><text:span text:style-name="T186">.</text:span><text:span text:style-name="T187">Normalmente iremos querer </text:span><text:span text:style-name="T188">deixa</text:span><text:span text:style-name="T187">r pelo menos o </text:span><text:span text:style-name="T10">Boot Loader</text:span><text:span text:style-name="T187"> no começo do </text:span><text:span text:style-name="T218">Hardrive</text:span></text:p>
      <text:p text:style-name="P9"><text:span text:style-name="T187">*</text:span><text:span text:style-name="T11">Swap Partitions</text:span><text:span text:style-name="T189"> são utilizados em cenarios onde não temos mais memoria, que é um situação onde erros graves acontem em uma </text:span><text:span text:style-name="T11">Linux Machine</text:span><text:span text:style-name="T189">. Ela recebe uma parte do </text:span><text:span text:style-name="T11">HardDrive</text:span><text:span text:style-name="T189"> e utiliza como </text:span><text:span text:style-name="T11">Virtual Memory</text:span><text:span text:style-name="T189">, então quando ficamos sem </text:span><text:span text:style-name="T11">RAM</text:span><text:span text:style-name="T189"> Memory iremos pegar pedaços da </text:span><text:span text:style-name="T11">RAM</text:span><text:span text:style-name="T189"> que não estão sendo usados e iremos escrever no </text:span><text:span text:style-name="T11">HardDrive</text:span><text:span text:style-name="T189">, e caso precisarmos desses pedeços de memoria iremos coloca</text:span><text:span text:style-name="T219">r</text:span><text:span text:style-name="T189"> de volta na </text:span><text:span text:style-name="T11">RAM</text:span><text:span text:style-name="T189"> e alocar outra parte que não esta sendo usada na memoria reservada pro </text:span><text:span text:style-name="T11">Swap</text:span><text:span text:style-name="T189">.</text:span><text:span text:style-name="T190">Quando temos diversas operação com o </text:span><text:span text:style-name="T12">Swap</text:span><text:span text:style-name="T190"> nosso sistema fica mais lento, pois o </text:span><text:span text:style-name="T12">HardDrive</text:span><text:span text:style-name="T190"> é mais lento que a </text:span><text:span text:style-name="T12">RAM</text:span><text:span text:style-name="T190">, logo não queremos reservar um longo espaço para o </text:span><text:span text:style-name="T12">Swap</text:span><text:span text:style-name="T190">, se possível seria bom evitar usalo e deixar apenas em casos de necessidade</text:span></text:p>
      <text:p text:style-name="P9">*<text:span text:style-name="T13">Swap</text:span><text:span text:style-name="T191"> é uma </text:span><text:span text:style-name="T13">partition type</text:span><text:span text:style-name="T191">, assim como </text:span><text:span text:style-name="T13">linux partition </text:span><text:span text:style-name="T191">e </text:span><text:span text:style-name="T13">lvm partitions</text:span><text:span text:style-name="T191">.</text:span></text:p>
      <text:p text:style-name="P9">*<text:span text:style-name="T192">No momento que tivermos nossa </text:span><text:span text:style-name="T14">partition</text:span><text:span text:style-name="T192"> precisaremos instalar um </text:span><text:span text:style-name="T14">file system</text:span><text:span text:style-name="T192"> nela.</text:span></text:p>
      <text:p text:style-name="P9">*<text:span text:style-name="T193">exemplos de file system:</text:span></text:p>
      <text:p text:style-name="P8">minix , ext3(2,4), fat32, nfts</text:p>
      <text:p text:style-name="P54"><text:span text:style-name="T126">*</text:span><text:span text:style-name="T115">Linux</text:span><text:span text:style-name="T126"> pode criar diferentes </text:span><text:span text:style-name="T115">file systems</text:span><text:span text:style-name="T126"> e colocalo </text:span><text:span text:style-name="T131">em</text:span><text:span text:style-name="T126"> </text:span><text:span text:style-name="T115">partitions</text:span><text:span text:style-name="T126"> e utilizalos</text:span></text:p>
      <text:p text:style-name="P53"><text:span text:style-name="T126">*</text:span><text:span text:style-name="T127">Ele os utiliza atraves dos </text:span><text:span text:style-name="T116">Mount Points</text:span><text:span text:style-name="T127">, </text:span><text:span text:style-name="T128">que é um </text:span><text:span text:style-name="T117">diretorio</text:span><text:span text:style-name="T128"> </text:span><text:span text:style-name="T129">em nossa </text:span><text:span text:style-name="T118">estrutura de diretorios</text:span><text:span text:style-name="T129">. Primeiro temos nossa </text:span><text:span text:style-name="T118">Main Partitions(Root Partition)</text:span><text:span text:style-name="T129"> para nosso sistema e possuimos diretorio dentro dele, podemos pegar um </text:span><text:span text:style-name="T118">diretorio</text:span><text:span text:style-name="T129"> e defini-lo para </text:span><text:span text:style-name="T118">redirecionar</text:span><text:span text:style-name="T129"> para uma </text:span><text:span text:style-name="T118">patitions</text:span><text:span text:style-name="T129"> diferente.</text:span></text:p>
      <text:p text:style-name="P53"><text:span text:style-name="T129">*Esses redirecionamentos para outras partições onde você fundi duas partições diferentes em um mesmo </text:span><text:span text:style-name="T118">directory tree</text:span><text:span text:style-name="T129"> são chamados de </text:span><text:span text:style-name="T118">Mount Points, </text:span><text:span text:style-name="T130">no Windows possuimos mount points normalmente como drivers letters</text:span><text:span text:style-name="T129">.</text:span></text:p>
      <text:p text:style-name="P4"><text:soft-page-break/>Root</text:p>
      <text:p text:style-name="P6">*<text:span text:style-name="T194">O </text:span><text:span text:style-name="T15">root user</text:span><text:span text:style-name="T194"> é o principal usuario de todo o sistem, ele consegue realizar diversas tarefas.</text:span></text:p>
      <text:p text:style-name="P7">*<text:span text:style-name="T16">ip addr</text:span><text:span text:style-name="T195"> para ver nosso </text:span><text:span text:style-name="T16">ip </text:span><text:span text:style-name="T17">adress </text:span><text:span text:style-name="T196">assim como nosso </text:span></text:p>
      <text:p text:style-name="P7"><text:span text:style-name="T18">mac adress</text:span><text:span text:style-name="T195"> ou </text:span><text:span text:style-name="T16">ifconfig</text:span></text:p>
      <text:p text:style-name="P6">*<text:span text:style-name="T197">Nosso </text:span><text:span text:style-name="T19">hostname</text:span><text:span text:style-name="T197"> esta localizado em </text:span><text:span text:style-name="T200">etc/hostname</text:span><text:span text:style-name="T198">, podemos varificar utilizando o comando </text:span><text:span text:style-name="T200">hostname</text:span></text:p>
      <text:p text:style-name="P6"><text:span text:style-name="T198">*</text:span><text:span text:style-name="T199">Nosso </text:span><text:span text:style-name="T201">DNS</text:span><text:span text:style-name="T199"> esta localizado em </text:span><text:span text:style-name="T201">/etc/resolv.conf</text:span></text:p>
      <text:p text:style-name="P17"/>
      <text:p text:style-name="P17"/>
      <text:p text:style-name="P18">Podemos utilizar `` para colocar uma precedencia nos comandos: <text:span text:style-name="T4">echo anotacoes &gt; `date +”%d-%m=%y”`</text:span></text:p>
      <text:p text:style-name="P17">*Podemos utilizar <text:span text:style-name="T4">rm -R diretorio/f</text:span><text:span text:style-name="T20">ile</text:span><text:span text:style-name="T202"> pa</text:span>ra remover recursivamente um diretorio e todos os arquivos dentro dele</text:p>
      <text:p text:style-name="P17">*<text:span text:style-name="T21">date – date +”%y/%m%d”</text:span></text:p>
      <text:p text:style-name="P19"/>
      <text:p text:style-name="P40">File System Basic</text:p>
      <text:p text:style-name="P19"/>
      <text:p text:style-name="P17">*<text:span text:style-name="T203">Nos ajudam na organização de espaço</text:span></text:p>
      <text:p text:style-name="P17">*<text:span text:style-name="T204">Um </text:span><text:span text:style-name="T22">hardisk</text:span><text:span text:style-name="T204"> é um grande conjunto de </text:span><text:span text:style-name="T22">bits</text:span><text:span text:style-name="T204"> que são organizados em </text:span><text:span text:style-name="T22">bytes</text:span><text:span text:style-name="T204"> que são organizados por </text:span><text:span text:style-name="T22">endereços</text:span></text:p>
      <text:p text:style-name="P17">*<text:span text:style-name="T205">Quando queremos por mais de um arquivo no nosso disco rigido precisamos saber quando um arquivo termina e onde o outro começa</text:span></text:p>
      <text:p text:style-name="P17">*<text:span text:style-name="T23">File system</text:span><text:span text:style-name="T206"> nos permitem sobrep</text:span><text:span text:style-name="T220">o</text:span><text:span text:style-name="T206">r um bloco de informação que contem todos os endereços que contem em uma partition, </text:span><text:span text:style-name="T207">podendo assim manter o rastreamento de onde os arquivos estão, quais são os espaços disponiveis, quais são as permi</text:span><text:span text:style-name="T209">s</text:span><text:span text:style-name="T207">ões </text:span><text:span text:style-name="T208">e todas as informações que podem ser utilizadas para segurança e organização</text:span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41"><text:soft-page-break/>Partitions</text:p>
      <text:p text:style-name="P53"><text:span text:style-name="T133">*</text:span><text:span text:style-name="T134">Quando pegamos nosso disco original e dividimos em ped</text:span><text:span text:style-name="T140">a</text:span><text:span text:style-name="T134">ços individuais possuimos uma </text:span><text:span text:style-name="T154">partition table</text:span><text:span text:style-name="T134"> que nos informa onde uma partição começa e termina</text:span></text:p>
      <text:p text:style-name="P53"><text:span text:style-name="T134">*</text:span><text:span text:style-name="T135">fdisk -l </text:span><text:span text:style-name="T136">para listar os discos</text:span></text:p>
      <text:p text:style-name="P56"><text:span text:style-name="T134">*</text:span><text:span text:style-name="T137">p</text:span><text:span text:style-name="T138">a</text:span><text:span text:style-name="T137">rtprobe</text:span></text:p>
      <text:p text:style-name="P57"><text:span text:style-name="T134">*</text:span><text:span text:style-name="T139">Alguns Files systems possuem funções que outros não proporcionam.</text:span></text:p>
      <text:p text:style-name="P58"><text:span text:style-name="T134">*</text:span><text:span text:style-name="T132">mkfs</text:span></text:p>
      <text:p text:style-name="P58"><text:span text:style-name="T134">*</text:span><text:span text:style-name="T141">Depois de definir nosso</text:span><text:span text:style-name="T155"> File system</text:span><text:span text:style-name="T141"> precisamos formatar nosso disco, colocando assim as informações necessarias no começo do disco, dessa forma indicando como esse disco deve ser tradado</text:span></text:p>
      <text:p text:style-name="P60"><text:span text:style-name="T134">*</text:span><text:span text:style-name="T159">tune2fs </text:span><text:span text:style-name="T160"><text:s/>/path -L label</text:span></text:p>
      <text:p text:style-name="P59"><text:span text:style-name="T134">*</text:span><text:span text:style-name="T158">sudo mkfs.ext3 /dev/sda1</text:span><text:span text:style-name="T134"> </text:span><text:span text:style-name="T142">para definir o </text:span><text:span text:style-name="T156">File System</text:span></text:p>
      <text:p text:style-name="P61"><text:span text:style-name="T175">*</text:span><text:span text:style-name="T157">mount /device /local</text:span></text:p>
      <text:p text:style-name="P62"><text:span text:style-name="T175">*</text:span><text:span text:style-name="T176">O </text:span><text:span text:style-name="T161">File system table</text:span><text:span text:style-name="T176"> é um arquivo que nos fala onde e como tudo esta montado</text:span></text:p>
      <text:p text:style-name="P63"><text:span text:style-name="T175">*</text:span><text:span text:style-name="T176">sudo cat /etc/fstab</text:span></text:p>
      <text:p text:style-name="P64"><text:span text:style-name="T175">*</text:span><text:span text:style-name="T176">/dev/sda1 <text:s text:c="6"/>/newstorage <text:s text:c="4"/>ext3 <text:s text:c="3"/>defaults <text:s text:c="7"/>0 0</text:span></text:p>
      <text:p text:style-name="P65"><text:span text:style-name="T175">*</text:span><text:span text:style-name="T162">stat file</text:span></text:p>
      <text:p text:style-name="P21">*<text:span text:style-name="T24">w</text:span><text:span text:style-name="T210"> para ver qual usuario esta logado</text:span></text:p>
      <text:p text:style-name="P22">*<text:span text:style-name="T25">last</text:span><text:span text:style-name="T211"> para ver o historico de usuarios logados</text:span></text:p>
      <text:p text:style-name="P23">*<text:span text:style-name="T26">passwd usuario</text:span><text:span text:style-name="T212"> para trocar senha</text:span></text:p>
      <text:p text:style-name="P24">*<text:span text:style-name="T213">useradd userdel usermod</text:span></text:p>
      <text:p text:style-name="P27"><text:span text:style-name="T214">*</text:span>id user</text:p>
      <text:p text:style-name="P25">*<text:span text:style-name="T215">groupadd groupdel</text:span></text:p>
      <text:p text:style-name="P26">*<text:span text:style-name="T4">/</text:span><text:span text:style-name="T27">etc/skel/</text:span><text:span text:style-name="T216"> são os arquivos que novos usuarios terão no inicio</text:span></text:p>
      <text:p text:style-name="P28">*<text:span text:style-name="T4">/etc/sudoers</text:span> estão os grupos que permitem o acesso ao comando sudo</text:p>
      <text:p text:style-name="P28">*<text:span text:style-name="T28">RWX</text:span><text:span text:style-name="T221"> – em um diretorio o </text:span><text:span text:style-name="T28">R</text:span><text:span text:style-name="T221"> nos permite ler o conteudo do diretorio, </text:span><text:span text:style-name="T222">podemos ver qual o conteudo do diretorio. <text:s/></text:span><text:span text:style-name="T223">Com a Permisão </text:span><text:span text:style-name="T29">W</text:span><text:span text:style-name="T223"> podemos escrever dentro do diretorio </text:span><text:span text:style-name="T224">e </text:span><text:span text:style-name="T30">X</text:span><text:span text:style-name="T224"> podemos entrar no diretorio</text:span></text:p>
      <text:p text:style-name="P28">*<text:span text:style-name="T4">which passwd</text:span> <text:span text:style-name="T225">para ver onde as senhas estão armazenadas</text:span></text:p>
      <text:p text:style-name="P28">*<text:span text:style-name="T226">Com a ajuda do </text:span><text:span text:style-name="T31">umask</text:span><text:span text:style-name="T226"> podemos setar as permisões defaults</text:span></text:p>
      <text:p text:style-name="P29"><text:soft-page-break/>*<text:span text:style-name="T227">Podemos mudar as permições com</text:span></text:p>
      <text:p text:style-name="P42"><text:span text:style-name="T227">chmod permisões file/di</text:span><text:span text:style-name="T228">rec</text:span><text:span text:style-name="T227">tory</text:span></text:p>
      <text:p text:style-name="P29">*<text:span text:style-name="T32">chown newuser:</text:span><text:span text:style-name="T33">group</text:span><text:span text:style-name="T32"> file/directory </text:span><text:span text:style-name="T228">para mudar o owner</text:span></text:p>
      <text:p text:style-name="P43">SELinux</text:p>
      <text:p text:style-name="P29">*<text:span text:style-name="T229">Nos permitem controlar files e mexer com os acessos dos files </text:span></text:p>
      <text:p text:style-name="P29">*<text:span text:style-name="T230">Os files contem contextos diferentes, e podemos modificalos</text:span></text:p>
      <text:p text:style-name="P29">*<text:span text:style-name="T34">chcon</text:span><text:span text:style-name="T231"> para alterar o contexto</text:span></text:p>
      <text:p text:style-name="P29">*<text:span text:style-name="T35">restorecon</text:span><text:span text:style-name="T232"> para restaurar</text:span></text:p>
      <text:p text:style-name="P30"/>
      <text:p text:style-name="P44"><text:span text:style-name="T233">Softwares </text:span>Repositorios</text:p>
      <text:p text:style-name="P30">*<text:span text:style-name="T36">Linux</text:span><text:span text:style-name="T234"> na teoria é o </text:span><text:span text:style-name="T36">kernel</text:span><text:span text:style-name="T234"> do </text:span><text:span text:style-name="T36">Linux Distribution</text:span><text:span text:style-name="T234">. </text:span><text:span text:style-name="T235">Oque temos é um sistema que é uma coleção de softwares, </text:span><text:span text:style-name="T236">e a parte principal que carrega nosso </text:span><text:span text:style-name="T37">OS</text:span><text:span text:style-name="T236"> é o </text:span><text:span text:style-name="T37">linux kernel</text:span><text:span text:style-name="T236">.</text:span></text:p>
      <text:p text:style-name="P30">*<text:span text:style-name="T38">Kernel</text:span><text:span text:style-name="T237"> é o único programa que tem a permição de acessar a </text:span><text:span text:style-name="T38">memoria</text:span><text:span text:style-name="T237">, </text:span><text:span text:style-name="T38">hardrive</text:span><text:span text:style-name="T237">, </text:span><text:span text:style-name="T38">cpu</text:span><text:span text:style-name="T237">…</text:span></text:p>
      <text:p text:style-name="P30">*<text:span text:style-name="T238">Quando um computador é ligado, </text:span><text:span text:style-name="T239">oque acontece é que ele inicia o </text:span><text:span text:style-name="T39">kernel</text:span><text:span text:style-name="T239">, <text:s/></text:span><text:span text:style-name="T240">e o </text:span><text:span text:style-name="T40">kernel</text:span><text:span text:style-name="T240"> então consegue ligar os outros programas. Temos um local chamado </text:span><text:span text:style-name="T40">Kernel Space</text:span><text:span text:style-name="T240">, e tambem um chamado </text:span><text:span text:style-name="T40">User Space</text:span><text:span text:style-name="T240">. </text:span><text:span text:style-name="T241">Coisas que rodam no </text:span><text:span text:style-name="T41">Kernel</text:span><text:span text:style-name="T241"> tem acesso aos </text:span><text:span text:style-name="T41">Hard</text:span><text:span text:style-name="T42">ware</text:span><text:span text:style-name="T43">s</text:span><text:span text:style-name="T242">, </text:span><text:span text:style-name="T243">e oque roda fora do </text:span><text:span text:style-name="T44">Kernel</text:span><text:span text:style-name="T243"> </text:span><text:span text:style-name="T244">devem pedir coisas para o </text:span><text:span text:style-name="T45">Kernel</text:span></text:p>
      <text:p text:style-name="P30">*<text:span text:style-name="T245">Um </text:span><text:span text:style-name="T46">linux kernel</text:span><text:span text:style-name="T245"> poderia ser instalado sem uma distribuição, mas ele só iria ser carregado quando a maquina ligar e não fazer mais nada, pois precisara de um </text:span><text:span text:style-name="T46">software</text:span><text:span text:style-name="T245"> para lidar com o gerenciamento do sistema.</text:span></text:p>
      <text:p text:style-name="P30">*<text:span text:style-name="T246">Os </text:span><text:span text:style-name="T47">softwares</text:span><text:span text:style-name="T246"> que quisermos baixar se encontram em repositorios. </text:span><text:span text:style-name="T48">Repositorio</text:span><text:span text:style-name="T247"> é como se fosse um </text:span><text:span text:style-name="T48">website</text:span><text:span text:style-name="T247">, com um </text:span><text:span text:style-name="T48">file</text:span><text:span text:style-name="T247"> base que indica que </text:span><text:span text:style-name="T48">files</text:span><text:span text:style-name="T247"> se encontram la, e tem </text:span><text:span text:style-name="T48">referencia</text:span><text:span text:style-name="T247"> para eles. </text:span><text:span text:style-name="T248">Dentro desses </text:span><text:span text:style-name="T49">files</text:span><text:span text:style-name="T248"> temos informações sobre </text:span><text:span text:style-name="T49">dependencias</text:span><text:span text:style-name="T248">.</text:span></text:p>
      <text:p text:style-name="P30">*<text:span text:style-name="T4">/</text:span><text:span text:style-name="T50">etc/apt/sources.list</text:span><text:span text:style-name="T249"> para ver os repositorios que o apt utiliza para o gerenciamento de software</text:span></text:p>
      <text:p text:style-name="P30">*<text:span text:style-name="T250">posso atualizar meus packages com </text:span><text:span text:style-name="T51">sudo apt update</text:span></text:p>
      <text:p text:style-name="P30">*<text:span text:style-name="T52">apt-cache search “keyword”</text:span><text:span text:style-name="T251"> para procurar por um programa especifico e ter uma descrição sobre.</text:span></text:p>
      <text:p text:style-name="P30"/>
      <text:p text:style-name="P50"><text:soft-page-break/>Programs and Scripts</text:p>
      <text:p text:style-name="P30"/>
      <text:p text:style-name="P30">*<text:span text:style-name="T53">Binary programs</text:span><text:span text:style-name="T252"> são files feitos de codigos que as maquinas entendem. </text:span><text:span text:style-name="T254">Pode ser entendido pela cpu diretamente</text:span></text:p>
      <text:p text:style-name="P30">*<text:span text:style-name="T54">Text Scripts</text:span><text:span text:style-name="T253"> são legiveis para leitura. </text:span><text:span text:style-name="T255">São interpretador, e traduzidos para instruções conforme a sua execução continua</text:span></text:p>
      <text:p text:style-name="P31">*<text:span text:style-name="T256">O sistema consegue diferenciar ambos por conta de possuir uma sequencia de bytes especifica nesses arquivos que definem o tipo do arquivo. </text:span></text:p>
      <text:p text:style-name="P45">#!/proram/that/the script/will/be/process/with</text:p>
      <text:p text:style-name="P30">*<text:span text:style-name="T257">Podemos converter nossos </text:span><text:span text:style-name="T55">sources codes</text:span><text:span text:style-name="T257"> em </text:span><text:span text:style-name="T55">binario</text:span><text:span text:style-name="T257"> com a ajuda de </text:span><text:span text:style-name="T55">compilers</text:span></text:p>
      <text:p text:style-name="P30">*<text:span text:style-name="T56">which comand</text:span><text:span text:style-name="T258"> para localizar onde ele se encontra</text:span></text:p>
      <text:p text:style-name="P32">*<text:span text:style-name="T259">tipos de files d, l, b (block device), c</text:span></text:p>
      <text:p text:style-name="P35"/>
      <text:p text:style-name="P51">Services and Firewalls</text:p>
      <text:p text:style-name="P32">*<text:span text:style-name="T58">Service</text:span><text:span text:style-name="T260"> é basicamente um programa que roda no background, alguns utilizam requests e responde coisas, ajudando no trabalho em geral. </text:span><text:span text:style-name="T261">Por exemplo um </text:span><text:span text:style-name="T57">webserver</text:span><text:span text:style-name="T261">, </text:span><text:span text:style-name="T262">ou um </text:span><text:span text:style-name="T59">timeserver</text:span><text:span text:style-name="T262">, </text:span></text:p>
      <text:p text:style-name="P32">*<text:span text:style-name="T60">Deamon</text:span><text:span text:style-name="T263"> é alguma coisa que opera no background. </text:span><text:span text:style-name="T264">São processos que que rodam no background</text:span></text:p>
      <text:p text:style-name="P32">*<text:span text:style-name="T61">systemctl </text:span><text:span text:style-name="T62">status</text:span><text:span text:style-name="T265"> </text:span><text:span text:style-name="T266">para ver os serviços que estão rodando. </text:span><text:span text:style-name="T267">Posso passar o nome do </text:span><text:span text:style-name="T63">service</text:span><text:span text:style-name="T267"> para buscar um especifico</text:span></text:p>
      <text:p text:style-name="P32">*<text:span text:style-name="T64">systemctl disable service</text:span><text:span text:style-name="T268"> para desabilitar um serviç</text:span><text:span text:style-name="T269">o </text:span><text:span text:style-name="T270">e não iniciar em boot time.</text:span></text:p>
      <text:p text:style-name="P34">*<text:span text:style-name="T65">systemctl </text:span><text:span text:style-name="T66">enable</text:span><text:span text:style-name="T65"> service</text:span></text:p>
      <text:p text:style-name="P32">*<text:span text:style-name="T65">systemctl stop service</text:span><text:span text:style-name="T271"> para para o serviço nesse momento</text:span></text:p>
      <text:p text:style-name="P33"><text:span text:style-name="T65">*</text:span><text:span text:style-name="T67">systemctl start service</text:span></text:p>
      <text:p text:style-name="P36">*<text:span text:style-name="T272">Quando habilitamos ou desabilitamos um serviço, oque estmaos fazendo ecessialmente é criar e remover um softlink. Esse softlink fica localizado na pasta dos serviços que vão ser inicializados no boot, e aponta para pasta que realmente contem os scripts do serviço.</text:span></text:p>
      <text:p text:style-name="P36"><text:soft-page-break/>*<text:span text:style-name="T4">/etc/systemd/system/multi-user.target.wants/</text:span> <text:span text:style-name="T273">onde fica os links simbolicos para os servicos iniciados no boot</text:span></text:p>
      <text:p text:style-name="P36">*<text:span text:style-name="T275">no systema antigo c</text:span><text:span text:style-name="T274">ada service tem um numero, que define a ordem ao qual serão inicializados, </text:span><text:span text:style-name="T275">podendo então iniciar os serviços que ele dependia antes dele. Mas agora não é necessario, pois explicitamos as dependencias no próprio service</text:span></text:p>
      <text:p text:style-name="P36">*<text:span text:style-name="T68">netstat</text:span><text:span text:style-name="T276"> </text:span><text:span text:style-name="T277">podemos ver informações relacionadas a network, </text:span><text:span text:style-name="T278">rotinas, estatisticas…</text:span></text:p>
      <text:p text:style-name="P36">*<text:span text:style-name="T69">netstat -tuna</text:span><text:span text:style-name="T278"> para mostrar de uma forma especifica. </text:span><text:span text:style-name="T279">Com a opção </text:span><text:span text:style-name="T70">p </text:span><text:span text:style-name="T279">podemos ver os processos que estão utilizando esse serviço</text:span></text:p>
      <text:p text:style-name="P36">*<text:span text:style-name="T71">nmap </text:span><text:span text:style-name="T280">é um software utilizado para port scan</text:span></text:p>
      <text:p text:style-name="P36">*<text:span text:style-name="T281">Podemos mexer com schedules indo para pasta</text:span></text:p>
      <text:p text:style-name="P36"><text:span text:style-name="T4">/var/spool/cron </text:span><text:span text:style-name="T281">e utilizar </text:span><text:span text:style-name="T72">crontab -e</text:span></text:p>
      <text:p text:style-name="P37">assim podemos adicioanr uma nova rotina</text:p>
      <text:p text:style-name="P37">*<text:span text:style-name="T73">crontab</text:span><text:span text:style-name="T282"> mantem </text:span><text:span text:style-name="T73">crontab files </text:span><text:span text:style-name="T282">para cada usuario</text:span></text:p>
      <text:p text:style-name="P66"><text:span text:style-name="T143">*</text:span><text:span text:style-name="T163">select-editor</text:span><text:span text:style-name="T143"> </text:span><text:span text:style-name="T144">para mudar o editor</text:span></text:p>
      <text:p text:style-name="P66"><text:span text:style-name="T144">*</text:span><text:span text:style-name="T164">/</text:span><text:span text:style-name="T165">etc/cron.daily</text:span><text:span text:style-name="T145"> comandos que rodam todo dia</text:span></text:p>
      <text:p text:style-name="P67"><text:span text:style-name="T177">F</text:span><text:span text:style-name="T174">irewalls</text:span></text:p>
      <text:p text:style-name="P68"><text:span text:style-name="T145">*</text:span><text:span text:style-name="T132">Deixara <text:s/>restrito conexões me certas portas <text:s/>no nosso sistema, tendo certeza que qualquer server-application <text:s/>pode interagir apenas com os services corretos.</text:span></text:p>
      <text:p text:style-name="P66"><text:span text:style-name="T145">*</text:span><text:span text:style-name="T166">firewall-cmd -–</text:span><text:span text:style-name="T167">list-all</text:span><text:span text:style-name="T146"> para listar quais são os serviços permitidos para passar pelo firewall</text:span></text:p>
      <text:p text:style-name="P71"><text:span text:style-name="T146">*</text:span><text:span text:style-name="T145">*</text:span><text:span text:style-name="T166">firewall-cmd -–</text:span><text:span text:style-name="T167">list-all</text:span><text:span text:style-name="T146"> <text:s/></text:span><text:span text:style-name="T167">--</text:span><text:span text:style-name="T172">permanent</text:span></text:p>
      <text:p text:style-name="P66"><text:span text:style-name="T146">*</text:span><text:span text:style-name="T167">firewall-cmd -–add-service=http</text:span><text:span text:style-name="T146"> </text:span><text:span text:style-name="T147">para adicionar um service</text:span></text:p>
      <text:p text:style-name="P70"><text:span text:style-name="T147">*</text:span><text:span text:style-name="T167">firewall-cmd -–add-</text:span><text:span text:style-name="T171">remove</text:span><text:span text:style-name="T167">=http</text:span><text:span text:style-name="T146"> </text:span></text:p>
      <text:p text:style-name="P66"><text:span text:style-name="T147">*</text:span><text:span text:style-name="T170">firewall-cmd –get-services</text:span></text:p>
      <text:p text:style-name="P66"><text:span text:style-name="T147">*</text:span><text:span text:style-name="T170">/usr/lib/firewalld</text:span><text:span text:style-name="T147"> </text:span><text:span text:style-name="T148">a pasta do nosso firewall, e la se encontra a pasta dos services</text:span></text:p>
      <text:p text:style-name="P69"><text:span text:style-name="T148">*</text:span><text:span text:style-name="T168">firewall-cmd –-add-service</text:span><text:span text:style-name="T169">=http --permanent</text:span><text:span text:style-name="T150"> para quando o firewall iniciar ele adicionar esse service</text:span></text:p>
      <text:p text:style-name="P69"><text:span text:style-name="T151">*</text:span><text:span text:style-name="T149"> </text:span><text:span text:style-name="T168">firewall-cmd –add-port=</text:span><text:span text:style-name="T173">123/tcp</text:span></text:p>
      <text:p text:style-name="P69"><text:span text:style-name="T149">*</text:span><text:span text:style-name="T152">systemctl restart firewalld</text:span></text:p>
      <text:p text:style-name="P38"/>
      <text:p text:style-name="P38"/>
      <text:p text:style-name="P38"/>
      <text:p text:style-name="P52"><text:soft-page-break/>Process</text:p>
      <text:p text:style-name="P38">*<text:span text:style-name="T283">é um programa, que é carregado na </text:span><text:span text:style-name="T74">memoria</text:span><text:span text:style-name="T283">. Dentro desses processos você pode ter diferentes pedaços de execução, e esses pedaços diferentes de execução são chamados de </text:span><text:span text:style-name="T74">threads</text:span></text:p>
      <text:p text:style-name="P38">*<text:span text:style-name="T75">Multi core cpu</text:span><text:span text:style-name="T284"> é basicamente mais de uma </text:span><text:span text:style-name="T75">cpu</text:span><text:span text:style-name="T284"> dentro de uma </text:span><text:span text:style-name="T75">cpu</text:span></text:p>
      <text:p text:style-name="P38">*<text:span text:style-name="T285">A cpu tem </text:span><text:span text:style-name="T76">HyperThreading</text:span><text:span text:style-name="T285"> quando ela tem mais de 1 core no chip, mandando assim um sinal para o </text:span><text:span text:style-name="T76">OS</text:span><text:span text:style-name="T285"> avisan</text:span><text:span text:style-name="T286">do</text:span><text:span text:style-name="T285"> dessa condição, </text:span><text:span text:style-name="T286">dessa forma ela dividi os cores fisicos em cores virtuais como se realmente tivessimos mais de uma </text:span><text:span text:style-name="T77">cpu</text:span></text:p>
      <text:p text:style-name="P46">*<text:span text:style-name="T287">Podemos utilizar o comando </text:span><text:span text:style-name="T78">ps</text:span><text:span text:style-name="T287"> para ver os processos rodando no background e no forground</text:span></text:p>
      <text:p text:style-name="P38">*<text:span text:style-name="T79">jobs</text:span><text:span text:style-name="T288"> para ver os processos em execução no background, </text:span><text:span text:style-name="T79">fg number</text:span><text:span text:style-name="T288"> para mandar um </text:span><text:span text:style-name="T79">job</text:span><text:span text:style-name="T288"> para o forground.</text:span><text:span text:style-name="T79"> </text:span><text:span text:style-name="T80">Ctrl + Z</text:span><text:span text:style-name="T289"> para parar essa execução, </text:span><text:span text:style-name="T80">bg number</text:span><text:span text:style-name="T289"> para voltar a execução novamente</text:span></text:p>
      <text:p text:style-name="P38">*<text:span text:style-name="T290">para terminar um processo podemos utilizar o comando </text:span><text:span text:style-name="T81">kill</text:span><text:span text:style-name="T290">, </text:span><text:span text:style-name="T291">com a flag </text:span><text:span text:style-name="T82">-9</text:span><text:span text:style-name="T291"> para matar o comando ao invés de terminar</text:span></text:p>
      <text:p text:style-name="P39">*<text:span text:style-name="T83">nohub</text:span><text:span text:style-name="T292"> é um comando para executar um programa de uma forma desconectada da sessão atual, ou seja se o usuario atual deslogar, o comando continuara a rodar no background, emitindo sua saida para o arquivo nohup</text:span></text:p>
      <text:p text:style-name="P39">*<text:span text:style-name="T84">ps aux</text:span><text:span text:style-name="T293"> para ver os outros processos</text:span></text:p>
      <text:p text:style-name="P39">*<text:span text:style-name="T85">top</text:span><text:span text:style-name="T294"> é um comando mais dinamico para ver quais processos estão rodando. </text:span><text:span text:style-name="T295">Dentro desse comando podemos precionar </text:span><text:span text:style-name="T86">k</text:span><text:span text:style-name="T295"> para matar um processo</text:span></text:p>
      <text:p text:style-name="P39">*<text:span text:style-name="T4">/</text:span><text:span text:style-name="T87">proc/</text:span><text:span text:style-name="T296"> </text:span><text:span text:style-name="T297">é uma interface para o kernel, </text:span><text:span text:style-name="T298">la podemos pedir para o kernel buscar informações sobre nossos hardwares, </text:span><text:span text:style-name="T299">ele contem “fake” files que nos auxiliam nessa ação. </text:span><text:span text:style-name="T300">Por exemplo o arquivo </text:span><text:span text:style-name="T88">cpuinfo</text:span><text:span text:style-name="T300"> para informações da cpu</text:span></text:p>
      <text:p text:style-name="P39">*<text:span text:style-name="T301">As pastas com nomes numericos dentro de</text:span><text:span text:style-name="T89"> /proc/ </text:span><text:span text:style-name="T301">representa os processos</text:span></text:p>
      <text:p text:style-name="P72"><text:span text:style-name="T153">*</text:span><text:span text:style-name="T120">net.ipv4.ip_forward=1 </text:span><text:span text:style-name="T179">no nosso </text:span><text:span text:style-name="T121">/etc/sysctl.conf</text:span><text:span text:style-name="T179"> para alterar o valor do </text:span><text:span text:style-name="T121">ip_forward</text:span><text:span text:style-name="T179">. </text:span><text:span text:style-name="T122">s</text:span><text:span text:style-name="T121">ysctl -p</text:span><text:span text:style-name="T179"> para aplicar as alterações</text:span></text:p>
      <text:p text:style-name="P72"><text:soft-page-break/><text:span text:style-name="T179">*</text:span><text:span text:style-name="T123">sysctl</text:span><text:span text:style-name="T180"> é utilizado para modificar informações geralmente contidas no </text:span><text:span text:style-name="T123">/proc/</text:span></text:p>
      <text:p text:style-name="P72"><text:span text:style-name="T180">*</text:span><text:span text:style-name="T124">df</text:span><text:span text:style-name="T181"> me mostra informações sobre espaços usados </text:span><text:span text:style-name="T124">-</text:span><text:span text:style-name="T125">h</text:span><text:span text:style-name="T182"> para deixar mais legivel</text:span></text:p>
      <text:p text:style-name="P73"><text:span text:style-name="T182">*</text:span><text:span text:style-name="T120">du -h directory</text:span><text:span text:style-name="T178"> para ver o espaço utilizado em um diretorio</text:span></text:p>
      <text:p text:style-name="P47"/>
      <text:p text:style-name="P5">Kernels e Hardware</text:p>
      <text:p text:style-name="P47">*<text:span text:style-name="T90">Kernel</text:span><text:span text:style-name="T302"> é o principal programa do </text:span><text:span text:style-name="T90">OS</text:span><text:span text:style-name="T302"> </text:span><text:span text:style-name="T90">Linux</text:span></text:p>
      <text:p text:style-name="P48">*Podemos utilizar o <text:span text:style-name="T4">uname</text:span> para ver o <text:span text:style-name="T4">Kernel</text:span> que estamos usando, com a flag <text:span text:style-name="T4">-r </text:span><text:span text:style-name="T303">para ver a versão de lançamento</text:span></text:p>
      <text:p text:style-name="P48"><text:span text:style-name="T303">*</text:span><text:span text:style-name="T304">Podemos pegar informações sobre o </text:span><text:span text:style-name="T91">Kernel</text:span><text:span text:style-name="T304"> em </text:span><text:span text:style-name="T91">/proc/version</text:span></text:p>
      <text:p text:style-name="P48"><text:span text:style-name="T304">*</text:span><text:span text:style-name="T91">/</text:span><text:span text:style-name="T92">boot </text:span><text:span text:style-name="T305">é onde nosso </text:span><text:span text:style-name="T92">Kernel</text:span><text:span text:style-name="T305"> esta montado</text:span></text:p>
      <text:p text:style-name="P48"><text:span text:style-name="T305">*</text:span><text:span text:style-name="T306">nessa pasta o </text:span><text:span text:style-name="T93">vmlinuz</text:span><text:span text:style-name="T306"> é o nosso </text:span><text:span text:style-name="T93">Kernel</text:span></text:p>
      <text:p text:style-name="P75">*<text:span text:style-name="T4">/</text:span><text:span text:style-name="T94">usr/src/ </text:span><text:span text:style-name="T312">podemos achar os headers do nosso kernel</text:span></text:p>
      <text:p text:style-name="P76">*<text:span text:style-name="T313">podemos utilizar o </text:span><text:span text:style-name="T95">make</text:span><text:span text:style-name="T313"> para fazer o </text:span><text:span text:style-name="T95">GUI</text:span><text:span text:style-name="T313"> que mostra </text:span><text:span text:style-name="T95">configurações</text:span><text:span text:style-name="T313"> do kernel</text:span></text:p>
      <text:p text:style-name="P76">*<text:span text:style-name="T96">lsusb</text:span><text:span text:style-name="T314"> para verificar os </text:span><text:span text:style-name="T96">devices</text:span><text:span text:style-name="T314"> conectados</text:span></text:p>
      <text:p text:style-name="P77">*<text:span text:style-name="T97">lspci</text:span><text:span text:style-name="T315"> para ver o </text:span><text:span text:style-name="T97">devices pci</text:span><text:span text:style-name="T315"> que tem no sistema, </text:span><text:span text:style-name="T316">flag </text:span><text:span text:style-name="T99">-v</text:span><text:span text:style-name="T316"> para mais informações, </text:span><text:span text:style-name="T317">com </text:span><text:span text:style-name="T98">-vv</text:span><text:span text:style-name="T317"> aumenta as informações</text:span></text:p>
      <text:p text:style-name="P77">*<text:span text:style-name="T100">Kernel Modules</text:span><text:span text:style-name="T318"> são meu </text:span><text:span text:style-name="T100">drivers</text:span><text:span text:style-name="T318">, pequenos pedaços de </text:span><text:span text:style-name="T100">kernel code</text:span><text:span text:style-name="T318"> que são carregados e usado</text:span><text:span text:style-name="T328">s</text:span></text:p>
      <text:p text:style-name="P77">*<text:span text:style-name="T319">Os </text:span><text:span text:style-name="T101">kernels modules</text:span><text:span text:style-name="T319"> se localizam fora do </text:span><text:span text:style-name="T101">kernel</text:span><text:span text:style-name="T319"> por conta de alguns deles não serem necessarios em todas situações, alem de problemas onde os </text:span><text:span text:style-name="T101">kernels modules</text:span><text:span text:style-name="T319"> entram em conflito um com os outros</text:span></text:p>
      <text:p text:style-name="P77">*<text:span text:style-name="T102">lsmod</text:span><text:span text:style-name="T320"> para ver os </text:span><text:span text:style-name="T102">kernels modules</text:span><text:span text:style-name="T320"> que estão carregados</text:span></text:p>
      <text:p text:style-name="P77">*<text:span text:style-name="T4">/lib/modules/</text:span> <text:span text:style-name="T321">para achar o drivers que possuimos</text:span></text:p>
      <text:p text:style-name="P77">*<text:span text:style-name="T103">modprob</text:span><text:span text:style-name="T104">e </text:span><text:span text:style-name="T322">para manipular os modules</text:span></text:p>
      <text:p text:style-name="P77">*<text:span text:style-name="T323">As vantagens de buildar o </text:span><text:span text:style-name="T104">Kernel</text:span><text:span text:style-name="T323"> é que podemos costumizar conforme as nossas necessidades, </text:span><text:span text:style-name="T324">podendo assim aumentar a performace.</text:span></text:p>
      <text:p text:style-name="P77">*<text:span text:style-name="T325">Para buildar o </text:span><text:span text:style-name="T105">Kernel</text:span><text:span text:style-name="T325"> precisamos do source code, </text:span><text:span text:style-name="T326">colamos nos </text:span><text:span text:style-name="T106">usr/src/kernel</text:span><text:span text:style-name="T326"> e descompactamos o source code, </text:span><text:span text:style-name="T327">entramos no arquivo e utilizamos o </text:span><text:span text:style-name="T107">make menuconfig </text:span><text:span text:style-name="T108">e make all</text:span><text:span text:style-name="T307">,</text:span></text:p>
      <text:p text:style-name="P77"><text:span text:style-name="T307">*</text:span><text:span text:style-name="T308">Precisamos de um compilador para traduzir o source code </text:span><text:soft-page-break/><text:span text:style-name="T308">em machine code.</text:span></text:p>
      <text:p text:style-name="P77"><text:span text:style-name="T308">*</text:span><text:span text:style-name="T309">O </text:span><text:span text:style-name="T109">bootloader</text:span><text:span text:style-name="T309"> é quem inicia o </text:span><text:span text:style-name="T109">kernel</text:span><text:span text:style-name="T309">, então para mudar o </text:span><text:span text:style-name="T109">kernel</text:span><text:span text:style-name="T309"> que estamos utilizando basta avisar o </text:span><text:span text:style-name="T109">bootloader</text:span></text:p>
      <text:p text:style-name="P77"><text:span text:style-name="T309">*</text:span><text:span text:style-name="T310">Podemos ver essas informações em </text:span><text:span text:style-name="T110">/boot/grub/grup.</text:span><text:span text:style-name="T111">cfg</text:span></text:p>
      <text:p text:style-name="P77"><text:span text:style-name="T311">*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el" svg:font-family="ariel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08-18T09:05:28.016883742</dc:date>
    <meta:editing-duration>PT15H41M16S</meta:editing-duration>
    <meta:editing-cycles>365</meta:editing-cycles>
    <meta:document-statistic meta:table-count="0" meta:image-count="0" meta:object-count="0" meta:page-count="10" meta:paragraph-count="163" meta:word-count="2098" meta:character-count="13250" meta:non-whitespace-character-count="11286"/>
  </office:meta>
</office:document-meta>
</file>